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56.61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139.95pt"/>
    </style:style>
    <style:style style:name="co9" style:family="table-column">
      <style:table-column-properties fo:break-before="auto" style:column-width="145.9pt"/>
    </style:style>
    <style:style style:name="co10" style:family="table-column">
      <style:table-column-properties fo:break-before="auto" style:column-width="103.66pt"/>
    </style:style>
    <style:style style:name="co11" style:family="table-column">
      <style:table-column-properties fo:break-before="auto" style:column-width="99.81pt"/>
    </style:style>
    <style:style style:name="co12" style:family="table-column">
      <style:table-column-properties fo:break-before="auto" style:column-width="145.11pt"/>
    </style:style>
    <style:style style:name="co13" style:family="table-column">
      <style:table-column-properties fo:break-before="auto" style:column-width="127.3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 style:data-style-name="N128">
      <style:table-cell-properties fo:border-bottom="none" fo:border-left="none" fo:border-right="none" fo:border-top="0.74pt solid #000000"/>
    </style:style>
    <style:style style:name="ce7" style:family="table-cell" style:parent-style-name="Default" style:data-style-name="N128"/>
    <style:style style:name="ce8" style:family="table-cell" style:parent-style-name="Default" style:data-style-name="N131">
      <style:text-properties fo:font-weight="bold" style:font-weight-asian="bold" style:font-weight-complex="bold"/>
    </style:style>
    <style:style style:name="ce9" style:family="table-cell" style:parent-style-name="Default" style:data-style-name="N131">
      <style:table-cell-properties fo:border-bottom="none" fo:border-left="none" fo:border-right="none" fo:border-top="0.74pt solid #000000"/>
    </style:style>
    <style:style style:name="ce10" style:family="table-cell" style:parent-style-name="Default" style:data-style-name="N131"/>
    <style:style style:name="ce11" style:family="table-cell" style:parent-style-name="Default" style:data-style-name="N131">
      <style:table-cell-properties fo:border-bottom="0.74pt solid #000000" fo:border-left="none" fo:border-right="none" fo:border-top="none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128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ome_other_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column table:style-name="co9" table:default-cell-style-name="Default"/>
        <table:table-column table:style-name="co14" table:number-columns-repeated="1006" table:default-cell-style-name="Default"/>
        <table:table-row table:style-name="ro1">
          <table:table-cell table:style-name="ce1" office:value-type="string" calcext:value-type="string">
            <text:p>Accesses</text:p>
          </table:table-cell>
          <table:table-cell table:style-name="ce1" office:value-type="string" calcext:value-type="string">
            <text:p>Misses</text:p>
          </table:table-cell>
          <table:table-cell table:style-name="ce1" office:value-type="string" calcext:value-type="string">
            <text:p>DTLB Miss</text:p>
          </table:table-cell>
          <table:table-cell table:style-name="ce1" office:value-type="string" calcext:value-type="string">
            <text:p>User Time</text:p>
          </table:table-cell>
          <table:table-cell table:style-name="ce8" office:value-type="string" calcext:value-type="string">
            <text:p>System Time</text:p>
          </table:table-cell>
          <table:table-cell table:style-name="ce1" office:value-type="string" calcext:value-type="string">
            <text:p>Soft Page Faults</text:p>
          </table:table-cell>
          <table:table-cell table:style-name="ce1" office:value-type="string" calcext:value-type="string">
            <text:p>Hard Page Faults</text:p>
          </table:table-cell>
          <table:table-cell table:style-name="ce1" office:value-type="string" calcext:value-type="string">
            <text:p>Voluntary Context Switches</text:p>
          </table:table-cell>
          <table:table-cell table:style-name="ce12" office:value-type="string" calcext:value-type="string">
            <text:p>Group Averages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andard Deviation</text:p>
          </table:table-cell>
          <table:table-cell table:style-name="ce1" table:number-columns-repeated="2"/>
          <table:table-cell table:style-name="ce1" office:value-type="string" calcext:value-type="string">
            <text:p>miss ratio</text:p>
          </table:table-cell>
          <table:table-cell table:style-name="ce1" office:value-type="string" calcext:value-type="string">
            <text:p>dtlb miss ratio</text:p>
          </table:table-cell>
          <table:table-cell table:style-name="ce1" table:number-columns-repeated="2"/>
          <table:table-cell table:style-name="ce1" office:value-type="string" calcext:value-type="string">
            <text:p>Involuntary Context Switches</text:p>
          </table:table-cell>
          <table:table-cell table:style-name="ce1" table:number-columns-repeated="1004"/>
          <table:table-cell table:number-columns-repeated="2"/>
        </table:table-row>
        <table:table-row table:style-name="ro1">
          <table:table-cell table:style-name="ce2" office:value-type="float" office:value="44350022390" calcext:value-type="float">
            <text:p>44350022390</text:p>
          </table:table-cell>
          <table:table-cell table:style-name="ce2" office:value-type="float" office:value="9733039" calcext:value-type="float">
            <text:p>9733039</text:p>
          </table:table-cell>
          <table:table-cell table:style-name="ce2" office:value-type="float" office:value="11096" calcext:value-type="float">
            <text:p>11096</text:p>
          </table:table-cell>
          <table:table-cell table:style-name="ce2" office:value-type="float" office:value="58.78" calcext:value-type="float">
            <text:p>58.78</text:p>
          </table:table-cell>
          <table:table-cell table:style-name="ce9" office:value-type="float" office:value="0.176" calcext:value-type="float">
            <text:p>0.17600</text:p>
          </table:table-cell>
          <table:table-cell table:style-name="ce2" office:value-type="float" office:value="1138" calcext:value-type="float">
            <text:p>113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L1 Cache Read Accesses </text:p>
          </table:table-cell>
          <table:table-cell table:style-name="ce6" table:formula="of:= AVERAGE([.A2:.A8])" office:value-type="float" office:value="44343837397.2857" calcext:value-type="float">
            <text:p>44343837397.285700</text:p>
          </table:table-cell>
          <table:table-cell table:style-name="ce6" table:formula="of:=STDEV([.A2:.A8])" office:value-type="float" office:value="7440978.04224511" calcext:value-type="float">
            <text:p>7440978.042245</text:p>
          </table:table-cell>
          <table:table-cell table:style-name="ce6" table:number-columns-repeated="3"/>
          <table:table-cell table:style-name="ce2" table:number-columns-repeated="3"/>
          <table:table-cell table:style-name="ce2" office:value-type="float" office:value="49" calcext:value-type="float">
            <text:p>49</text:p>
          </table:table-cell>
          <table:table-cell table:style-name="ce2" table:number-columns-repeated="1005"/>
          <table:table-cell/>
        </table:table-row>
        <table:table-row table:style-name="ro1">
          <table:table-cell office:value-type="float" office:value="44336932175" calcext:value-type="float">
            <text:p>44336932175</text:p>
          </table:table-cell>
          <table:table-cell office:value-type="float" office:value="8972059" calcext:value-type="float">
            <text:p>8972059</text:p>
          </table:table-cell>
          <table:table-cell office:value-type="float" office:value="12656" calcext:value-type="float">
            <text:p>12656</text:p>
          </table:table-cell>
          <table:table-cell office:value-type="float" office:value="58.664" calcext:value-type="float">
            <text:p>58.664</text:p>
          </table:table-cell>
          <table:table-cell office:value-type="float" office:value="0.152" calcext:value-type="float">
            <text:p>0.15200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L1 Cache Read Misses</text:p>
          </table:table-cell>
          <table:table-cell table:style-name="ce7" table:formula="of:=AVERAGE([.B2:.B8])" office:value-type="float" office:value="9585587.28571429" calcext:value-type="float">
            <text:p>9585587.285714</text:p>
          </table:table-cell>
          <table:table-cell table:style-name="ce7" table:formula="of:=STDEV([.B2:.B8])" office:value-type="float" office:value="568389.73260628" calcext:value-type="float">
            <text:p>568389.732606</text:p>
          </table:table-cell>
          <table:table-cell table:style-name="ce7" table:number-columns-repeated="3"/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36724773" calcext:value-type="float">
            <text:p>44336724773</text:p>
          </table:table-cell>
          <table:table-cell office:value-type="float" office:value="9310672" calcext:value-type="float">
            <text:p>9310672</text:p>
          </table:table-cell>
          <table:table-cell office:value-type="float" office:value="11491" calcext:value-type="float">
            <text:p>11491</text:p>
          </table:table-cell>
          <table:table-cell office:value-type="float" office:value="58.756" calcext:value-type="float">
            <text:p>58.756</text:p>
          </table:table-cell>
          <table:table-cell office:value-type="float" office:value="0.208" calcext:value-type="float">
            <text:p>0.20800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DTLB Misses</text:p>
          </table:table-cell>
          <table:table-cell table:style-name="ce7" table:formula="of:=AVERAGE([.C2:.C8])" office:value-type="float" office:value="11629.4285714286" calcext:value-type="float">
            <text:p>11629.428571</text:p>
          </table:table-cell>
          <table:table-cell table:style-name="ce7" table:formula="of:=STDEV([.C2:.C8])" office:value-type="float" office:value="526.069658614034" calcext:value-type="float">
            <text:p>526.069659</text:p>
          </table:table-cell>
          <table:table-cell table:style-name="ce7" table:number-columns-repeated="3"/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39662791" calcext:value-type="float">
            <text:p>44339662791</text:p>
          </table:table-cell>
          <table:table-cell office:value-type="float" office:value="9556673" calcext:value-type="float">
            <text:p>9556673</text:p>
          </table:table-cell>
          <table:table-cell office:value-type="float" office:value="11904" calcext:value-type="float">
            <text:p>11904</text:p>
          </table:table-cell>
          <table:table-cell office:value-type="float" office:value="58.752" calcext:value-type="float">
            <text:p>58.752</text:p>
          </table:table-cell>
          <table:table-cell office:value-type="float" office:value="0.216" calcext:value-type="float">
            <text:p>0.21600</text:p>
          </table:table-cell>
          <table:table-cell office:value-type="float" office:value="1138" calcext:value-type="float">
            <text:p>11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er CPU Time (s)</text:p>
          </table:table-cell>
          <table:table-cell table:style-name="ce7" table:formula="of:=AVERAGE([.D2:.D8])" office:value-type="float" office:value="58.7537142857143" calcext:value-type="float">
            <text:p>58.753714</text:p>
          </table:table-cell>
          <table:table-cell table:style-name="ce7" table:formula="of:=STDEV([.D2:.D8])" office:value-type="float" office:value="0.0420068021702605" calcext:value-type="float">
            <text:p>0.042007</text:p>
          </table:table-cell>
          <table:table-cell table:style-name="ce7" table:number-columns-repeated="3"/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49416420" calcext:value-type="float">
            <text:p>44349416420</text:p>
          </table:table-cell>
          <table:table-cell office:value-type="float" office:value="9338745" calcext:value-type="float">
            <text:p>9338745</text:p>
          </table:table-cell>
          <table:table-cell office:value-type="float" office:value="11289" calcext:value-type="float">
            <text:p>11289</text:p>
          </table:table-cell>
          <table:table-cell office:value-type="float" office:value="58.792" calcext:value-type="float">
            <text:p>58.792</text:p>
          </table:table-cell>
          <table:table-cell office:value-type="float" office:value="0.192" calcext:value-type="float">
            <text:p>0.19200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ystem CPU Time (s)</text:p>
          </table:table-cell>
          <table:table-cell table:style-name="ce7" table:formula="of:=AVERAGE([.E2:.E8])" office:value-type="float" office:value="0.188571428571429" calcext:value-type="float">
            <text:p>0.188571</text:p>
          </table:table-cell>
          <table:table-cell table:style-name="ce7" table:formula="of:=STDEV([.E2:.E8])" office:value-type="float" office:value="0.0239364237293791" calcext:value-type="float">
            <text:p>0.023936</text:p>
          </table:table-cell>
          <table:table-cell table:style-name="ce7" table:number-columns-repeated="3"/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55003598" calcext:value-type="float">
            <text:p>44355003598</text:p>
          </table:table-cell>
          <table:table-cell office:value-type="float" office:value="9428376" calcext:value-type="float">
            <text:p>9428376</text:p>
          </table:table-cell>
          <table:table-cell office:value-type="float" office:value="11298" calcext:value-type="float">
            <text:p>11298</text:p>
          </table:table-cell>
          <table:table-cell office:value-type="float" office:value="58.76" calcext:value-type="float">
            <text:p>58.76</text:p>
          </table:table-cell>
          <table:table-cell office:value-type="float" office:value="0.168" calcext:value-type="float">
            <text:p>0.16800</text:p>
          </table:table-cell>
          <table:table-cell office:value-type="float" office:value="1140" calcext:value-type="float">
            <text:p>11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oft Page Faults</text:p>
          </table:table-cell>
          <table:table-cell table:style-name="ce7" table:formula="of:=AVERAGE([.F2:.F8])" office:value-type="float" office:value="1138.85714285714" calcext:value-type="float">
            <text:p>1138.857143</text:p>
          </table:table-cell>
          <table:table-cell table:style-name="ce7" table:formula="of:=STDEV([.F2:.F8])" office:value-type="float" office:value="0.690065559342354" calcext:value-type="float">
            <text:p>0.690066</text:p>
          </table:table-cell>
          <table:table-cell table:style-name="ce7" table:number-columns-repeated="3"/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table:style-name="ce3" office:value-type="float" office:value="44339099634" calcext:value-type="float">
            <text:p>44339099634</text:p>
          </table:table-cell>
          <table:table-cell table:style-name="ce3" office:value-type="float" office:value="10759547" calcext:value-type="float">
            <text:p>10759547</text:p>
          </table:table-cell>
          <table:table-cell table:style-name="ce3" office:value-type="float" office:value="11672" calcext:value-type="float">
            <text:p>11672</text:p>
          </table:table-cell>
          <table:table-cell table:style-name="ce3" office:value-type="float" office:value="58.772" calcext:value-type="float">
            <text:p>58.772</text:p>
          </table:table-cell>
          <table:table-cell table:style-name="ce11" office:value-type="float" office:value="0.208" calcext:value-type="float">
            <text:p>0.20800</text:p>
          </table:table-cell>
          <table:table-cell table:style-name="ce3" office:value-type="float" office:value="1139" calcext:value-type="float">
            <text:p>11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Anonymous</text:p>
          </table:table-cell>
          <table:table-cell table:style-name="ce14" office:value-type="string" calcext:value-type="string">
            <text:p>Map Private</text:p>
          </table:table-cell>
          <table:table-cell table:style-name="ce14" office:value-type="string" calcext:value-type="string">
            <text:p>Sequential</text:p>
          </table:table-cell>
          <table:table-cell table:style-name="ce14" table:number-columns-repeated="2"/>
          <table:table-cell table:style-name="ce3" table:number-columns-repeated="4"/>
          <table:table-cell table:style-name="ce3" office:value-type="float" office:value="49" calcext:value-type="float">
            <text:p>49</text:p>
          </table:table-cell>
          <table:table-cell table:style-name="ce3" table:number-columns-repeated="1005"/>
          <table:table-cell/>
        </table:table-row>
        <table:table-row table:style-name="ro1">
          <table:table-cell table:style-name="ce2" office:value-type="float" office:value="44329698635" calcext:value-type="float">
            <text:p>44329698635</text:p>
          </table:table-cell>
          <table:table-cell table:style-name="ce2" office:value-type="float" office:value="11682277" calcext:value-type="float">
            <text:p>11682277</text:p>
          </table:table-cell>
          <table:table-cell table:style-name="ce2" office:value-type="float" office:value="404171" calcext:value-type="float">
            <text:p>404171</text:p>
          </table:table-cell>
          <table:table-cell table:style-name="ce2" office:value-type="float" office:value="58.36" calcext:value-type="float">
            <text:p>58.36</text:p>
          </table:table-cell>
          <table:table-cell table:style-name="ce9" office:value-type="float" office:value="0.224" calcext:value-type="float">
            <text:p>0.22400</text:p>
          </table:table-cell>
          <table:table-cell table:style-name="ce2" office:value-type="float" office:value="1536" calcext:value-type="float">
            <text:p>153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L1 Cache Read Accesses </text:p>
          </table:table-cell>
          <table:table-cell table:style-name="ce6" table:formula="of:= AVERAGE([.A9:.A15])" office:value-type="float" office:value="44318722934.2857" calcext:value-type="float">
            <text:p>44318722934.285700</text:p>
          </table:table-cell>
          <table:table-cell table:style-name="ce6" table:formula="of:=STDEV([.A9:.A15])" office:value-type="float" office:value="5940949.96589549" calcext:value-type="float">
            <text:p>5940949.965895</text:p>
          </table:table-cell>
          <table:table-cell table:style-name="ce6" table:number-columns-repeated="2"/>
          <table:table-cell table:style-name="ce2" table:number-columns-repeated="4"/>
          <table:table-cell table:style-name="ce2" office:value-type="float" office:value="49" calcext:value-type="float">
            <text:p>49</text:p>
          </table:table-cell>
          <table:table-cell table:style-name="ce2" table:number-columns-repeated="1005"/>
          <table:table-cell/>
        </table:table-row>
        <table:table-row table:style-name="ro1">
          <table:table-cell office:value-type="float" office:value="44320940715" calcext:value-type="float">
            <text:p>44320940715</text:p>
          </table:table-cell>
          <table:table-cell office:value-type="float" office:value="11955454" calcext:value-type="float">
            <text:p>11955454</text:p>
          </table:table-cell>
          <table:table-cell office:value-type="float" office:value="403194" calcext:value-type="float">
            <text:p>403194</text:p>
          </table:table-cell>
          <table:table-cell office:value-type="float" office:value="58.384" calcext:value-type="float">
            <text:p>58.384</text:p>
          </table:table-cell>
          <table:table-cell office:value-type="float" office:value="0.196" calcext:value-type="float">
            <text:p>0.19600</text:p>
          </table:table-cell>
          <table:table-cell office:value-type="float" office:value="1559" calcext:value-type="float">
            <text:p>155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L1 Cache Read Misses</text:p>
          </table:table-cell>
          <table:table-cell table:style-name="ce7" table:formula="of:=AVERAGE([.B9:.B15])" office:value-type="float" office:value="11627841.2857143" calcext:value-type="float">
            <text:p>11627841.285714</text:p>
          </table:table-cell>
          <table:table-cell table:style-name="ce7" table:formula="of:=STDEV([.B9:.B15])" office:value-type="float" office:value="435674.268030492" calcext:value-type="float">
            <text:p>435674.268030</text:p>
          </table:table-cell>
          <table:table-cell table:style-name="ce7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12474031" calcext:value-type="float">
            <text:p>44312474031</text:p>
          </table:table-cell>
          <table:table-cell office:value-type="float" office:value="11683040" calcext:value-type="float">
            <text:p>11683040</text:p>
          </table:table-cell>
          <table:table-cell office:value-type="float" office:value="404622" calcext:value-type="float">
            <text:p>404622</text:p>
          </table:table-cell>
          <table:table-cell office:value-type="float" office:value="58.34" calcext:value-type="float">
            <text:p>58.34</text:p>
          </table:table-cell>
          <table:table-cell office:value-type="float" office:value="0.268" calcext:value-type="float">
            <text:p>0.26800</text:p>
          </table:table-cell>
          <table:table-cell office:value-type="float" office:value="1549" calcext:value-type="float">
            <text:p>154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DTLB Misses</text:p>
          </table:table-cell>
          <table:table-cell table:style-name="ce7" table:formula="of:=AVERAGE([.C9:.C15])" office:value-type="float" office:value="403800" calcext:value-type="float">
            <text:p>403800.000000</text:p>
          </table:table-cell>
          <table:table-cell table:style-name="ce7" table:formula="of:=STDEV([.C9:.C15])" office:value-type="float" office:value="1237.8031615191" calcext:value-type="float">
            <text:p>1237.803162</text:p>
          </table:table-cell>
          <table:table-cell table:style-name="ce7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18673268" calcext:value-type="float">
            <text:p>44318673268</text:p>
          </table:table-cell>
          <table:table-cell office:value-type="float" office:value="10949042" calcext:value-type="float">
            <text:p>10949042</text:p>
          </table:table-cell>
          <table:table-cell office:value-type="float" office:value="406037" calcext:value-type="float">
            <text:p>406037</text:p>
          </table:table-cell>
          <table:table-cell office:value-type="float" office:value="58.412" calcext:value-type="float">
            <text:p>58.412</text:p>
          </table:table-cell>
          <table:table-cell office:value-type="float" office:value="0.232" calcext:value-type="float">
            <text:p>0.23200</text:p>
          </table:table-cell>
          <table:table-cell office:value-type="float" office:value="1556" calcext:value-type="float">
            <text:p>15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er CPU Time (s)</text:p>
          </table:table-cell>
          <table:table-cell table:style-name="ce7" table:formula="of:=AVERAGE([.D9:.D15])" office:value-type="float" office:value="58.372" calcext:value-type="float">
            <text:p>58.372000</text:p>
          </table:table-cell>
          <table:table-cell table:style-name="ce7" table:formula="of:=STDEV([.D9:.D15])" office:value-type="float" office:value="0.0288444102037112" calcext:value-type="float">
            <text:p>0.028844</text:p>
          </table:table-cell>
          <table:table-cell table:style-name="ce7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15596865" calcext:value-type="float">
            <text:p>44315596865</text:p>
          </table:table-cell>
          <table:table-cell office:value-type="float" office:value="12043129" calcext:value-type="float">
            <text:p>12043129</text:p>
          </table:table-cell>
          <table:table-cell office:value-type="float" office:value="403219" calcext:value-type="float">
            <text:p>403219</text:p>
          </table:table-cell>
          <table:table-cell office:value-type="float" office:value="58.4" calcext:value-type="float">
            <text:p>58.4</text:p>
          </table:table-cell>
          <table:table-cell office:value-type="float" office:value="0.224" calcext:value-type="float">
            <text:p>0.22400</text:p>
          </table:table-cell>
          <table:table-cell office:value-type="float" office:value="1554" calcext:value-type="float">
            <text:p>15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ystem CPU Time (s)</text:p>
          </table:table-cell>
          <table:table-cell table:style-name="ce7" table:formula="of:=AVERAGE([.E9:.E15])" office:value-type="float" office:value="0.232571428571429" calcext:value-type="float">
            <text:p>0.232571</text:p>
          </table:table-cell>
          <table:table-cell table:style-name="ce7" table:formula="of:=STDEV([.E9:.E15])" office:value-type="float" office:value="0.0223223142681424" calcext:value-type="float">
            <text:p>0.022322</text:p>
          </table:table-cell>
          <table:table-cell table:style-name="ce7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20741019" calcext:value-type="float">
            <text:p>44320741019</text:p>
          </table:table-cell>
          <table:table-cell office:value-type="float" office:value="11975259" calcext:value-type="float">
            <text:p>11975259</text:p>
          </table:table-cell>
          <table:table-cell office:value-type="float" office:value="402400" calcext:value-type="float">
            <text:p>402400</text:p>
          </table:table-cell>
          <table:table-cell office:value-type="float" office:value="58.336" calcext:value-type="float">
            <text:p>58.336</text:p>
          </table:table-cell>
          <table:table-cell office:value-type="float" office:value="0.248" calcext:value-type="float">
            <text:p>0.24800</text:p>
          </table:table-cell>
          <table:table-cell office:value-type="float" office:value="1556" calcext:value-type="float">
            <text:p>15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oft Page Faults</text:p>
          </table:table-cell>
          <table:table-cell table:style-name="ce7" table:formula="of:=AVERAGE([.F9:.F15])" office:value-type="float" office:value="1544.42857142857" calcext:value-type="float">
            <text:p>1544.428571</text:p>
          </table:table-cell>
          <table:table-cell table:style-name="ce7" table:formula="of:=STDEV([.F9:.F15])" office:value-type="float" office:value="20.6143731641877" calcext:value-type="float">
            <text:p>20.614373</text:p>
          </table:table-cell>
          <table:table-cell table:style-name="ce7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table:style-name="ce3" office:value-type="float" office:value="44312936007" calcext:value-type="float">
            <text:p>44312936007</text:p>
          </table:table-cell>
          <table:table-cell table:style-name="ce3" office:value-type="float" office:value="11106688" calcext:value-type="float">
            <text:p>11106688</text:p>
          </table:table-cell>
          <table:table-cell table:style-name="ce3" office:value-type="float" office:value="402957" calcext:value-type="float">
            <text:p>402957</text:p>
          </table:table-cell>
          <table:table-cell table:style-name="ce3" office:value-type="float" office:value="58.372" calcext:value-type="float">
            <text:p>58.372</text:p>
          </table:table-cell>
          <table:table-cell table:style-name="ce11" office:value-type="float" office:value="0.236" calcext:value-type="float">
            <text:p>0.23600</text:p>
          </table:table-cell>
          <table:table-cell table:style-name="ce3" office:value-type="float" office:value="1501" calcext:value-type="float">
            <text:p>150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Anonymous</text:p>
          </table:table-cell>
          <table:table-cell table:style-name="ce14" office:value-type="string" calcext:value-type="string">
            <text:p>Map Private</text:p>
          </table:table-cell>
          <table:table-cell table:style-name="ce14" office:value-type="string" calcext:value-type="string">
            <text:p>Random</text:p>
          </table:table-cell>
          <table:table-cell table:style-name="ce14" table:number-columns-repeated="2"/>
          <table:table-cell table:style-name="ce3" table:number-columns-repeated="4"/>
          <table:table-cell table:style-name="ce3" office:value-type="float" office:value="49" calcext:value-type="float">
            <text:p>49</text:p>
          </table:table-cell>
          <table:table-cell table:style-name="ce3" table:number-columns-repeated="1005"/>
          <table:table-cell/>
        </table:table-row>
        <table:table-row table:style-name="ro1">
          <table:table-cell office:value-type="float" office:value="44269545198" calcext:value-type="float">
            <text:p>44269545198</text:p>
          </table:table-cell>
          <table:table-cell office:value-type="float" office:value="23100601" calcext:value-type="float">
            <text:p>23100601</text:p>
          </table:table-cell>
          <table:table-cell office:value-type="float" office:value="4329038" calcext:value-type="float">
            <text:p>4329038</text:p>
          </table:table-cell>
          <table:table-cell office:value-type="float" office:value="60.104" calcext:value-type="float">
            <text:p>60.104</text:p>
          </table:table-cell>
          <table:table-cell office:value-type="float" office:value="1.472" calcext:value-type="float">
            <text:p>1.47200</text:p>
          </table:table-cell>
          <table:table-cell office:value-type="float" office:value="262259" calcext:value-type="float">
            <text:p>262259</text:p>
          </table:table-cell>
          <table:table-cell office:value-type="float" office:value="1" calcext:value-type="float">
            <text:p>1</text:p>
          </table:table-cell>
          <table:table-cell office:value-type="float" office:value="8185" calcext:value-type="float">
            <text:p>8185</text:p>
          </table:table-cell>
          <table:table-cell table:style-name="ce4" office:value-type="string" calcext:value-type="string">
            <text:p>L1 Cache Read Accesses </text:p>
          </table:table-cell>
          <table:table-cell table:style-name="ce6" table:formula="of:= AVERAGE([.A16:.A22])" office:value-type="float" office:value="44327868792" calcext:value-type="float">
            <text:p>44327868792.000000</text:p>
          </table:table-cell>
          <table:table-cell table:style-name="ce6" table:formula="of:=STDEV([.A16:.A22])" office:value-type="float" office:value="27063246.5982239" calcext:value-type="float">
            <text:p>27063246.598224</text:p>
          </table:table-cell>
          <table:table-cell table:style-name="ce6" table:number-columns-repeated="2"/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1006"/>
        </table:table-row>
        <table:table-row table:style-name="ro1">
          <table:table-cell office:value-type="float" office:value="44324683769" calcext:value-type="float">
            <text:p>44324683769</text:p>
          </table:table-cell>
          <table:table-cell office:value-type="float" office:value="23171998" calcext:value-type="float">
            <text:p>23171998</text:p>
          </table:table-cell>
          <table:table-cell office:value-type="float" office:value="4329761" calcext:value-type="float">
            <text:p>4329761</text:p>
          </table:table-cell>
          <table:table-cell office:value-type="float" office:value="58.72" calcext:value-type="float">
            <text:p>58.72</text:p>
          </table:table-cell>
          <table:table-cell office:value-type="float" office:value="0.528" calcext:value-type="float">
            <text:p>0.52800</text:p>
          </table:table-cell>
          <table:table-cell office:value-type="float" office:value="262260" calcext:value-type="float">
            <text:p>26226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L1 Cache Read Misses</text:p>
          </table:table-cell>
          <table:table-cell table:style-name="ce7" table:formula="of:=AVERAGE([.B16:.B22])" office:value-type="float" office:value="23152033.4285714" calcext:value-type="float">
            <text:p>23152033.428572</text:p>
          </table:table-cell>
          <table:table-cell table:style-name="ce7" table:formula="of:=STDEV([.B16:.B22])" office:value-type="float" office:value="457897.186185159" calcext:value-type="float">
            <text:p>457897.186185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40908934" calcext:value-type="float">
            <text:p>44340908934</text:p>
          </table:table-cell>
          <table:table-cell office:value-type="float" office:value="23773059" calcext:value-type="float">
            <text:p>23773059</text:p>
          </table:table-cell>
          <table:table-cell office:value-type="float" office:value="4331405" calcext:value-type="float">
            <text:p>4331405</text:p>
          </table:table-cell>
          <table:table-cell office:value-type="float" office:value="58.584" calcext:value-type="float">
            <text:p>58.584</text:p>
          </table:table-cell>
          <table:table-cell office:value-type="float" office:value="0.524" calcext:value-type="float">
            <text:p>0.52400</text:p>
          </table:table-cell>
          <table:table-cell office:value-type="float" office:value="262261" calcext:value-type="float">
            <text:p>2622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DTLB Misses</text:p>
          </table:table-cell>
          <table:table-cell table:style-name="ce7" table:formula="of:=AVERAGE([.C16:.C22])" office:value-type="float" office:value="4329759.42857143" calcext:value-type="float">
            <text:p>4329759.428571</text:p>
          </table:table-cell>
          <table:table-cell table:style-name="ce7" table:formula="of:=STDEV([.C16:.C22])" office:value-type="float" office:value="1011.42323108625" calcext:value-type="float">
            <text:p>1011.423231</text:p>
          </table:table-cell>
          <table:table-cell table:style-name="ce7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28857185" calcext:value-type="float">
            <text:p>44328857185</text:p>
          </table:table-cell>
          <table:table-cell office:value-type="float" office:value="23516328" calcext:value-type="float">
            <text:p>23516328</text:p>
          </table:table-cell>
          <table:table-cell office:value-type="float" office:value="4329937" calcext:value-type="float">
            <text:p>4329937</text:p>
          </table:table-cell>
          <table:table-cell office:value-type="float" office:value="58.612" calcext:value-type="float">
            <text:p>58.612</text:p>
          </table:table-cell>
          <table:table-cell office:value-type="float" office:value="0.488" calcext:value-type="float">
            <text:p>0.48800</text:p>
          </table:table-cell>
          <table:table-cell office:value-type="float" office:value="262262" calcext:value-type="float">
            <text:p>2622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er CPU Time (s)</text:p>
          </table:table-cell>
          <table:table-cell table:style-name="ce7" table:formula="of:=AVERAGE([.D16:.D22])" office:value-type="float" office:value="58.8685714285714" calcext:value-type="float">
            <text:p>58.868571</text:p>
          </table:table-cell>
          <table:table-cell table:style-name="ce7" table:formula="of:=STDEV([.D16:.D22])" office:value-type="float" office:value="0.556859903728893" calcext:value-type="float">
            <text:p>0.556860</text:p>
          </table:table-cell>
          <table:table-cell table:style-name="ce7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47346115" calcext:value-type="float">
            <text:p>44347346115</text:p>
          </table:table-cell>
          <table:table-cell office:value-type="float" office:value="23360721" calcext:value-type="float">
            <text:p>23360721</text:p>
          </table:table-cell>
          <table:table-cell office:value-type="float" office:value="4328720" calcext:value-type="float">
            <text:p>4328720</text:p>
          </table:table-cell>
          <table:table-cell office:value-type="float" office:value="58.596" calcext:value-type="float">
            <text:p>58.596</text:p>
          </table:table-cell>
          <table:table-cell office:value-type="float" office:value="0.544" calcext:value-type="float">
            <text:p>0.54400</text:p>
          </table:table-cell>
          <table:table-cell office:value-type="float" office:value="262259" calcext:value-type="float">
            <text:p>26225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ystem CPU Time (s)</text:p>
          </table:table-cell>
          <table:table-cell table:style-name="ce7" table:formula="of:=AVERAGE([.E16:.E22])" office:value-type="float" office:value="0.666857142857143" calcext:value-type="float">
            <text:p>0.666857</text:p>
          </table:table-cell>
          <table:table-cell table:style-name="ce7" table:formula="of:=STDEV([.E16:.E22])" office:value-type="float" office:value="0.355840520725895" calcext:value-type="float">
            <text:p>0.355841</text:p>
          </table:table-cell>
          <table:table-cell table:style-name="ce7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37383284" calcext:value-type="float">
            <text:p>44337383284</text:p>
          </table:table-cell>
          <table:table-cell office:value-type="float" office:value="22477780" calcext:value-type="float">
            <text:p>22477780</text:p>
          </table:table-cell>
          <table:table-cell office:value-type="float" office:value="4330675" calcext:value-type="float">
            <text:p>4330675</text:p>
          </table:table-cell>
          <table:table-cell office:value-type="float" office:value="58.568" calcext:value-type="float">
            <text:p>58.568</text:p>
          </table:table-cell>
          <table:table-cell office:value-type="float" office:value="0.564" calcext:value-type="float">
            <text:p>0.56400</text:p>
          </table:table-cell>
          <table:table-cell office:value-type="float" office:value="262262" calcext:value-type="float">
            <text:p>2622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oft Page Faults</text:p>
          </table:table-cell>
          <table:table-cell table:style-name="ce7" table:formula="of:=AVERAGE([.F16:.F22])" office:value-type="float" office:value="262260.857142857" calcext:value-type="float">
            <text:p>262260.857143</text:p>
          </table:table-cell>
          <table:table-cell table:style-name="ce7" table:formula="of:=STDEV([.F16:.F22])" office:value-type="float" office:value="1.57359158493889" calcext:value-type="float">
            <text:p>1.573592</text:p>
          </table:table-cell>
          <table:table-cell table:style-name="ce7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46357059" calcext:value-type="float">
            <text:p>44346357059</text:p>
          </table:table-cell>
          <table:table-cell office:value-type="float" office:value="22663747" calcext:value-type="float">
            <text:p>22663747</text:p>
          </table:table-cell>
          <table:table-cell office:value-type="float" office:value="4328780" calcext:value-type="float">
            <text:p>4328780</text:p>
          </table:table-cell>
          <table:table-cell office:value-type="float" office:value="58.896" calcext:value-type="float">
            <text:p>58.896</text:p>
          </table:table-cell>
          <table:table-cell office:value-type="float" office:value="0.548" calcext:value-type="float">
            <text:p>0.54800</text:p>
          </table:table-cell>
          <table:table-cell office:value-type="float" office:value="262263" calcext:value-type="float">
            <text:p>26226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File Backed</text:p>
          </table:table-cell>
          <table:table-cell table:style-name="ce14" office:value-type="string" calcext:value-type="string">
            <text:p>Map Private</text:p>
          </table:table-cell>
          <table:table-cell table:style-name="ce14" office:value-type="string" calcext:value-type="string">
            <text:p>Sequential</text:p>
          </table:table-cell>
          <table:table-cell table:style-name="ce14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table:style-name="ce2" office:value-type="float" office:value="44326033924" calcext:value-type="float">
            <text:p>44326033924</text:p>
          </table:table-cell>
          <table:table-cell table:style-name="ce2" office:value-type="float" office:value="27415586" calcext:value-type="float">
            <text:p>27415586</text:p>
          </table:table-cell>
          <table:table-cell table:style-name="ce2" office:value-type="float" office:value="4964603" calcext:value-type="float">
            <text:p>4964603</text:p>
          </table:table-cell>
          <table:table-cell table:style-name="ce2" office:value-type="float" office:value="59.068" calcext:value-type="float">
            <text:p>59.068</text:p>
          </table:table-cell>
          <table:table-cell table:style-name="ce9" office:value-type="float" office:value="0.608" calcext:value-type="float">
            <text:p>0.60800</text:p>
          </table:table-cell>
          <table:table-cell table:style-name="ce2" office:value-type="float" office:value="278628" calcext:value-type="float">
            <text:p>2786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L1 Cache Read Accesses </text:p>
          </table:table-cell>
          <table:table-cell table:style-name="ce6" table:formula="of:= AVERAGE([.A23:.A29])" office:value-type="float" office:value="44325985725" calcext:value-type="float">
            <text:p>44325985725.000000</text:p>
          </table:table-cell>
          <table:table-cell table:style-name="ce6" table:formula="of:=STDEV([.A23:.A29])" office:value-type="float" office:value="3405539.69495507" calcext:value-type="float">
            <text:p>3405539.694955</text:p>
          </table:table-cell>
          <table:table-cell table:style-name="ce6" table:number-columns-repeated="2"/>
          <table:table-cell table:style-name="ce2" table:number-columns-repeated="4"/>
          <table:table-cell table:style-name="ce2" office:value-type="float" office:value="50" calcext:value-type="float">
            <text:p>50</text:p>
          </table:table-cell>
          <table:table-cell table:style-name="ce2" table:number-columns-repeated="1005"/>
          <table:table-cell/>
        </table:table-row>
        <table:table-row table:style-name="ro1">
          <table:table-cell office:value-type="float" office:value="44323549858" calcext:value-type="float">
            <text:p>44323549858</text:p>
          </table:table-cell>
          <table:table-cell office:value-type="float" office:value="27004694" calcext:value-type="float">
            <text:p>27004694</text:p>
          </table:table-cell>
          <table:table-cell office:value-type="float" office:value="4962730" calcext:value-type="float">
            <text:p>4962730</text:p>
          </table:table-cell>
          <table:table-cell office:value-type="float" office:value="58.968" calcext:value-type="float">
            <text:p>58.968</text:p>
          </table:table-cell>
          <table:table-cell office:value-type="float" office:value="0.64" calcext:value-type="float">
            <text:p>0.64000</text:p>
          </table:table-cell>
          <table:table-cell office:value-type="float" office:value="278631" calcext:value-type="float">
            <text:p>2786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L1 Cache Read Misses</text:p>
          </table:table-cell>
          <table:table-cell table:style-name="ce7" table:formula="of:=AVERAGE([.B23:.B29])" office:value-type="float" office:value="27227729.4285714" calcext:value-type="float">
            <text:p>27227729.428572</text:p>
          </table:table-cell>
          <table:table-cell table:style-name="ce7" table:formula="of:=STDEV([.B23:.B29])" office:value-type="float" office:value="181137.697288423" calcext:value-type="float">
            <text:p>181137.697288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27625350" calcext:value-type="float">
            <text:p>44327625350</text:p>
          </table:table-cell>
          <table:table-cell office:value-type="float" office:value="27169915" calcext:value-type="float">
            <text:p>27169915</text:p>
          </table:table-cell>
          <table:table-cell office:value-type="float" office:value="4964750" calcext:value-type="float">
            <text:p>4964750</text:p>
          </table:table-cell>
          <table:table-cell office:value-type="float" office:value="59.112" calcext:value-type="float">
            <text:p>59.112</text:p>
          </table:table-cell>
          <table:table-cell office:value-type="float" office:value="0.628" calcext:value-type="float">
            <text:p>0.62800</text:p>
          </table:table-cell>
          <table:table-cell office:value-type="float" office:value="278631" calcext:value-type="float">
            <text:p>2786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DTLB Misses</text:p>
          </table:table-cell>
          <table:table-cell table:style-name="ce7" table:formula="of:=AVERAGE([.C23:.C29])" office:value-type="float" office:value="4964186" calcext:value-type="float">
            <text:p>4964186.000000</text:p>
          </table:table-cell>
          <table:table-cell table:style-name="ce7" table:formula="of:=STDEV([.C23:.C29])" office:value-type="float" office:value="998.294879615571" calcext:value-type="float">
            <text:p>998.294880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22752147" calcext:value-type="float">
            <text:p>44322752147</text:p>
          </table:table-cell>
          <table:table-cell office:value-type="float" office:value="27518722" calcext:value-type="float">
            <text:p>27518722</text:p>
          </table:table-cell>
          <table:table-cell office:value-type="float" office:value="4965647" calcext:value-type="float">
            <text:p>4965647</text:p>
          </table:table-cell>
          <table:table-cell office:value-type="float" office:value="59.092" calcext:value-type="float">
            <text:p>59.092</text:p>
          </table:table-cell>
          <table:table-cell office:value-type="float" office:value="0.672" calcext:value-type="float">
            <text:p>0.67200</text:p>
          </table:table-cell>
          <table:table-cell office:value-type="float" office:value="278629" calcext:value-type="float">
            <text:p>2786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er CPU Time (s)</text:p>
          </table:table-cell>
          <table:table-cell table:style-name="ce7" table:formula="of:=AVERAGE([.D23:.D29])" office:value-type="float" office:value="59.032" calcext:value-type="float">
            <text:p>59.032000</text:p>
          </table:table-cell>
          <table:table-cell table:style-name="ce7" table:formula="of:=STDEV([.D23:.D29])" office:value-type="float" office:value="0.129264586539908" calcext:value-type="float">
            <text:p>0.129265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21827137" calcext:value-type="float">
            <text:p>44321827137</text:p>
          </table:table-cell>
          <table:table-cell office:value-type="float" office:value="27092781" calcext:value-type="float">
            <text:p>27092781</text:p>
          </table:table-cell>
          <table:table-cell office:value-type="float" office:value="4964634" calcext:value-type="float">
            <text:p>4964634</text:p>
          </table:table-cell>
          <table:table-cell office:value-type="float" office:value="58.824" calcext:value-type="float">
            <text:p>58.824</text:p>
          </table:table-cell>
          <table:table-cell office:value-type="float" office:value="0.652" calcext:value-type="float">
            <text:p>0.65200</text:p>
          </table:table-cell>
          <table:table-cell office:value-type="float" office:value="278629" calcext:value-type="float">
            <text:p>2786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ystem CPU Time (s)</text:p>
          </table:table-cell>
          <table:table-cell table:style-name="ce7" table:formula="of:=AVERAGE([.E23:.E29])" office:value-type="float" office:value="0.634857142857143" calcext:value-type="float">
            <text:p>0.634857</text:p>
          </table:table-cell>
          <table:table-cell table:style-name="ce7" table:formula="of:=STDEV([.E23:.E29])" office:value-type="float" office:value="0.0216289048222401" calcext:value-type="float">
            <text:p>0.021629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29854981" calcext:value-type="float">
            <text:p>44329854981</text:p>
          </table:table-cell>
          <table:table-cell office:value-type="float" office:value="27238703" calcext:value-type="float">
            <text:p>27238703</text:p>
          </table:table-cell>
          <table:table-cell office:value-type="float" office:value="4963515" calcext:value-type="float">
            <text:p>4963515</text:p>
          </table:table-cell>
          <table:table-cell office:value-type="float" office:value="58.944" calcext:value-type="float">
            <text:p>58.944</text:p>
          </table:table-cell>
          <table:table-cell office:value-type="float" office:value="0.624" calcext:value-type="float">
            <text:p>0.62400</text:p>
          </table:table-cell>
          <table:table-cell office:value-type="float" office:value="278628" calcext:value-type="float">
            <text:p>2786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oft Page Faults</text:p>
          </table:table-cell>
          <table:table-cell table:style-name="ce7" table:formula="of:=AVERAGE([.F23:.F29])" office:value-type="float" office:value="278630" calcext:value-type="float">
            <text:p>278630.000000</text:p>
          </table:table-cell>
          <table:table-cell table:style-name="ce7" table:formula="of:=STDEV([.F23:.F29])" office:value-type="float" office:value="2.16024689946929" calcext:value-type="float">
            <text:p>2.160247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table:style-name="ce3" office:value-type="float" office:value="44330256678" calcext:value-type="float">
            <text:p>44330256678</text:p>
          </table:table-cell>
          <table:table-cell table:style-name="ce3" office:value-type="float" office:value="27153705" calcext:value-type="float">
            <text:p>27153705</text:p>
          </table:table-cell>
          <table:table-cell table:style-name="ce3" office:value-type="float" office:value="4963423" calcext:value-type="float">
            <text:p>4963423</text:p>
          </table:table-cell>
          <table:table-cell table:style-name="ce3" office:value-type="float" office:value="59.216" calcext:value-type="float">
            <text:p>59.216</text:p>
          </table:table-cell>
          <table:table-cell table:style-name="ce11" office:value-type="float" office:value="0.62" calcext:value-type="float">
            <text:p>0.62000</text:p>
          </table:table-cell>
          <table:table-cell table:style-name="ce3" office:value-type="float" office:value="278634" calcext:value-type="float">
            <text:p>2786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File Backed</text:p>
          </table:table-cell>
          <table:table-cell table:style-name="ce14" office:value-type="string" calcext:value-type="string">
            <text:p>Map Private</text:p>
          </table:table-cell>
          <table:table-cell table:style-name="ce14" office:value-type="string" calcext:value-type="string">
            <text:p>Random</text:p>
          </table:table-cell>
          <table:table-cell table:style-name="ce14" table:number-columns-repeated="2"/>
          <table:table-cell table:style-name="ce3" table:number-columns-repeated="4"/>
          <table:table-cell table:style-name="ce3" office:value-type="float" office:value="50" calcext:value-type="float">
            <text:p>50</text:p>
          </table:table-cell>
          <table:table-cell table:style-name="ce3" table:number-columns-repeated="1005"/>
          <table:table-cell/>
        </table:table-row>
        <table:table-row table:style-name="ro1">
          <table:table-cell table:style-name="ce2" office:value-type="float" office:value="44331533463" calcext:value-type="float">
            <text:p>44331533463</text:p>
          </table:table-cell>
          <table:table-cell table:style-name="ce2" office:value-type="float" office:value="17378714" calcext:value-type="float">
            <text:p>17378714</text:p>
          </table:table-cell>
          <table:table-cell table:style-name="ce2" office:value-type="float" office:value="5128069" calcext:value-type="float">
            <text:p>5128069</text:p>
          </table:table-cell>
          <table:table-cell table:style-name="ce2" office:value-type="float" office:value="59.68" calcext:value-type="float">
            <text:p>59.68</text:p>
          </table:table-cell>
          <table:table-cell table:style-name="ce9" office:value-type="float" office:value="1.204" calcext:value-type="float">
            <text:p>1.20400</text:p>
          </table:table-cell>
          <table:table-cell table:style-name="ce2" office:value-type="float" office:value="1334387" calcext:value-type="float">
            <text:p>13343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L1 Cache Read Accesses </text:p>
          </table:table-cell>
          <table:table-cell table:style-name="ce6" table:formula="of:= AVERAGE([.A30:.A36])" office:value-type="float" office:value="44396919742.2857" calcext:value-type="float">
            <text:p>44396919742.285700</text:p>
          </table:table-cell>
          <table:table-cell table:style-name="ce6" table:formula="of:=STDEV([.A30:.A36])" office:value-type="float" office:value="38027391.0775625" calcext:value-type="float">
            <text:p>38027391.077563</text:p>
          </table:table-cell>
          <table:table-cell table:style-name="ce6" table:number-columns-repeated="2"/>
          <table:table-cell table:style-name="ce2" table:number-columns-repeated="4"/>
          <table:table-cell table:style-name="ce2" office:value-type="float" office:value="51" calcext:value-type="float">
            <text:p>51</text:p>
          </table:table-cell>
          <table:table-cell table:style-name="ce2" table:number-columns-repeated="1005"/>
          <table:table-cell/>
        </table:table-row>
        <table:table-row table:style-name="ro1">
          <table:table-cell office:value-type="float" office:value="44404168877" calcext:value-type="float">
            <text:p>44404168877</text:p>
          </table:table-cell>
          <table:table-cell office:value-type="float" office:value="18423315" calcext:value-type="float">
            <text:p>18423315</text:p>
          </table:table-cell>
          <table:table-cell office:value-type="float" office:value="6140586" calcext:value-type="float">
            <text:p>6140586</text:p>
          </table:table-cell>
          <table:table-cell office:value-type="float" office:value="60.836" calcext:value-type="float">
            <text:p>60.836</text:p>
          </table:table-cell>
          <table:table-cell office:value-type="float" office:value="2.356" calcext:value-type="float">
            <text:p>2.35600</text:p>
          </table:table-cell>
          <table:table-cell office:value-type="float" office:value="2671732" calcext:value-type="float">
            <text:p>267173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style-name="ce5" office:value-type="string" calcext:value-type="string">
            <text:p>L1 Cache Read Misses</text:p>
          </table:table-cell>
          <table:table-cell table:style-name="ce7" table:formula="of:=AVERAGE([.B30:.B36])" office:value-type="float" office:value="18234159.7142857" calcext:value-type="float">
            <text:p>18234159.714286</text:p>
          </table:table-cell>
          <table:table-cell table:style-name="ce7" table:formula="of:=STDEV([.B30:.B36])" office:value-type="float" office:value="583098.301199925" calcext:value-type="float">
            <text:p>583098.301200</text:p>
          </table:table-cell>
          <table:table-cell table:style-name="ce7" table:number-columns-repeated="2"/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1006"/>
        </table:table-row>
        <table:table-row table:style-name="ro1">
          <table:table-cell office:value-type="float" office:value="44402800215" calcext:value-type="float">
            <text:p>44402800215</text:p>
          </table:table-cell>
          <table:table-cell office:value-type="float" office:value="19017260" calcext:value-type="float">
            <text:p>19017260</text:p>
          </table:table-cell>
          <table:table-cell office:value-type="float" office:value="5886365" calcext:value-type="float">
            <text:p>5886365</text:p>
          </table:table-cell>
          <table:table-cell office:value-type="float" office:value="60.968" calcext:value-type="float">
            <text:p>60.968</text:p>
          </table:table-cell>
          <table:table-cell office:value-type="float" office:value="2.22" calcext:value-type="float">
            <text:p>2.22000</text:p>
          </table:table-cell>
          <table:table-cell office:value-type="float" office:value="2322653" calcext:value-type="float">
            <text:p>2322653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style-name="ce5" office:value-type="string" calcext:value-type="string">
            <text:p>DTLB Misses</text:p>
          </table:table-cell>
          <table:table-cell table:style-name="ce7" table:formula="of:=AVERAGE([.C30:.C36])" office:value-type="float" office:value="6015520" calcext:value-type="float">
            <text:p>6015520.000000</text:p>
          </table:table-cell>
          <table:table-cell table:style-name="ce7" table:formula="of:=STDEV([.C30:.C36])" office:value-type="float" office:value="418705.815889072" calcext:value-type="float">
            <text:p>418705.815889</text:p>
          </table:table-cell>
          <table:table-cell table:style-name="ce7" table:number-columns-repeated="2"/>
          <table:table-cell table:number-columns-repeated="4"/>
          <table:table-cell office:value-type="float" office:value="56" calcext:value-type="float">
            <text:p>56</text:p>
          </table:table-cell>
          <table:table-cell table:number-columns-repeated="1006"/>
        </table:table-row>
        <table:table-row table:style-name="ro1">
          <table:table-cell office:value-type="float" office:value="44442676107" calcext:value-type="float">
            <text:p>44442676107</text:p>
          </table:table-cell>
          <table:table-cell office:value-type="float" office:value="18169016" calcext:value-type="float">
            <text:p>18169016</text:p>
          </table:table-cell>
          <table:table-cell office:value-type="float" office:value="6157393" calcext:value-type="float">
            <text:p>6157393</text:p>
          </table:table-cell>
          <table:table-cell office:value-type="float" office:value="60.872" calcext:value-type="float">
            <text:p>60.872</text:p>
          </table:table-cell>
          <table:table-cell office:value-type="float" office:value="2.26" calcext:value-type="float">
            <text:p>2.26000</text:p>
          </table:table-cell>
          <table:table-cell office:value-type="float" office:value="2678900" calcext:value-type="float">
            <text:p>267890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style-name="ce5" office:value-type="string" calcext:value-type="string">
            <text:p>User CPU Time (s)</text:p>
          </table:table-cell>
          <table:table-cell table:style-name="ce7" table:formula="of:=AVERAGE([.D30:.D36])" office:value-type="float" office:value="60.7268571428572" calcext:value-type="float">
            <text:p>60.726857</text:p>
          </table:table-cell>
          <table:table-cell table:style-name="ce7" table:formula="of:=STDEV([.D30:.D36])" office:value-type="float" office:value="0.508470723041629" calcext:value-type="float">
            <text:p>0.508471</text:p>
          </table:table-cell>
          <table:table-cell table:style-name="ce7" table:number-columns-repeated="2"/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1006"/>
        </table:table-row>
        <table:table-row table:style-name="ro1">
          <table:table-cell office:value-type="float" office:value="44361111803" calcext:value-type="float">
            <text:p>44361111803</text:p>
          </table:table-cell>
          <table:table-cell office:value-type="float" office:value="18076554" calcext:value-type="float">
            <text:p>18076554</text:p>
          </table:table-cell>
          <table:table-cell office:value-type="float" office:value="6374820" calcext:value-type="float">
            <text:p>6374820</text:p>
          </table:table-cell>
          <table:table-cell office:value-type="float" office:value="61.028" calcext:value-type="float">
            <text:p>61.028</text:p>
          </table:table-cell>
          <table:table-cell office:value-type="float" office:value="2.544" calcext:value-type="float">
            <text:p>2.54400</text:p>
          </table:table-cell>
          <table:table-cell office:value-type="float" office:value="2980980" calcext:value-type="float">
            <text:p>298098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style-name="ce5" office:value-type="string" calcext:value-type="string">
            <text:p>System CPU Time (s)</text:p>
          </table:table-cell>
          <table:table-cell table:style-name="ce7" table:formula="of:=AVERAGE([.E30:.E36])" office:value-type="float" office:value="2.176" calcext:value-type="float">
            <text:p>2.176000</text:p>
          </table:table-cell>
          <table:table-cell table:style-name="ce7" table:formula="of:=STDEV([.E30:.E36])" office:value-type="float" office:value="0.446497480396026" calcext:value-type="float">
            <text:p>0.446497</text:p>
          </table:table-cell>
          <table:table-cell table:style-name="ce7" table:number-columns-repeated="2"/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1006"/>
        </table:table-row>
        <table:table-row table:style-name="ro1">
          <table:table-cell office:value-type="float" office:value="44413428862" calcext:value-type="float">
            <text:p>44413428862</text:p>
          </table:table-cell>
          <table:table-cell office:value-type="float" office:value="18845929" calcext:value-type="float">
            <text:p>18845929</text:p>
          </table:table-cell>
          <table:table-cell office:value-type="float" office:value="6153354" calcext:value-type="float">
            <text:p>6153354</text:p>
          </table:table-cell>
          <table:table-cell office:value-type="float" office:value="61.2" calcext:value-type="float">
            <text:p>61.2</text:p>
          </table:table-cell>
          <table:table-cell office:value-type="float" office:value="2.2" calcext:value-type="float">
            <text:p>2.20000</text:p>
          </table:table-cell>
          <table:table-cell office:value-type="float" office:value="2678900" calcext:value-type="float">
            <text:p>267890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style-name="ce5" office:value-type="string" calcext:value-type="string">
            <text:p>Soft Page Faults</text:p>
          </table:table-cell>
          <table:table-cell table:style-name="ce7" table:formula="of:=AVERAGE([.F30:.F36])" office:value-type="float" office:value="2509449.57142857" calcext:value-type="float">
            <text:p>2509449.571429</text:p>
          </table:table-cell>
          <table:table-cell table:style-name="ce7" table:formula="of:=STDEV([.F30:.F36])" office:value-type="float" office:value="558748.989205009" calcext:value-type="float">
            <text:p>558748.989205</text:p>
          </table:table-cell>
          <table:table-cell table:style-name="ce7" table:number-columns-repeated="2"/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1006"/>
        </table:table-row>
        <table:table-row table:style-name="ro1">
          <table:table-cell table:style-name="ce3" office:value-type="float" office:value="44422718869" calcext:value-type="float">
            <text:p>44422718869</text:p>
          </table:table-cell>
          <table:table-cell table:style-name="ce3" office:value-type="float" office:value="17728330" calcext:value-type="float">
            <text:p>17728330</text:p>
          </table:table-cell>
          <table:table-cell table:style-name="ce3" office:value-type="float" office:value="6268053" calcext:value-type="float">
            <text:p>6268053</text:p>
          </table:table-cell>
          <table:table-cell table:style-name="ce3" office:value-type="float" office:value="60.504" calcext:value-type="float">
            <text:p>60.504</text:p>
          </table:table-cell>
          <table:table-cell table:style-name="ce11" office:value-type="float" office:value="2.448" calcext:value-type="float">
            <text:p>2.44800</text:p>
          </table:table-cell>
          <table:table-cell table:style-name="ce3" office:value-type="float" office:value="2898595" calcext:value-type="float">
            <text:p>2898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" calcext:value-type="float">
            <text:p>138</text:p>
          </table:table-cell>
          <table:table-cell table:style-name="ce13" office:value-type="string" calcext:value-type="string">
            <text:p>File Backed</text:p>
          </table:table-cell>
          <table:table-cell table:style-name="ce14" office:value-type="string" calcext:value-type="string">
            <text:p>Map Shared</text:p>
          </table:table-cell>
          <table:table-cell table:style-name="ce14" office:value-type="string" calcext:value-type="string">
            <text:p>Sequential</text:p>
          </table:table-cell>
          <table:table-cell table:style-name="ce14" table:number-columns-repeated="2"/>
          <table:table-cell table:style-name="ce3" table:number-columns-repeated="4"/>
          <table:table-cell table:style-name="ce3" office:value-type="float" office:value="53" calcext:value-type="float">
            <text:p>53</text:p>
          </table:table-cell>
          <table:table-cell table:style-name="ce3" table:number-columns-repeated="1005"/>
          <table:table-cell/>
        </table:table-row>
        <table:table-row table:style-name="ro1">
          <table:table-cell table:style-name="ce2" office:value-type="float" office:value="44365330334" calcext:value-type="float">
            <text:p>44365330334</text:p>
          </table:table-cell>
          <table:table-cell table:style-name="ce2" office:value-type="float" office:value="22766795" calcext:value-type="float">
            <text:p>22766795</text:p>
          </table:table-cell>
          <table:table-cell table:style-name="ce2" office:value-type="float" office:value="6509227" calcext:value-type="float">
            <text:p>6509227</text:p>
          </table:table-cell>
          <table:table-cell table:style-name="ce2" office:value-type="float" office:value="60.396" calcext:value-type="float">
            <text:p>60.396</text:p>
          </table:table-cell>
          <table:table-cell table:style-name="ce9" office:value-type="float" office:value="2.032" calcext:value-type="float">
            <text:p>2.03200</text:p>
          </table:table-cell>
          <table:table-cell table:style-name="ce2" office:value-type="float" office:value="1962014" calcext:value-type="float">
            <text:p>19620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L1 Cache Read Accesses </text:p>
          </table:table-cell>
          <table:table-cell table:style-name="ce6" table:formula="of:= AVERAGE([.A37:.A43])" office:value-type="float" office:value="44363415557" calcext:value-type="float">
            <text:p>44363415557.000000</text:p>
          </table:table-cell>
          <table:table-cell table:style-name="ce6" table:formula="of:=STDEV([.A37:.A43])" office:value-type="float" office:value="16212554.1035274" calcext:value-type="float">
            <text:p>16212554.103528</text:p>
          </table:table-cell>
          <table:table-cell table:style-name="ce6" table:number-columns-repeated="2"/>
          <table:table-cell table:style-name="ce2" table:number-columns-repeated="4"/>
          <table:table-cell table:style-name="ce2" office:value-type="float" office:value="52" calcext:value-type="float">
            <text:p>52</text:p>
          </table:table-cell>
          <table:table-cell table:style-name="ce2" table:number-columns-repeated="1005"/>
          <table:table-cell/>
        </table:table-row>
        <table:table-row table:style-name="ro1">
          <table:table-cell office:value-type="float" office:value="44357072836" calcext:value-type="float">
            <text:p>44357072836</text:p>
          </table:table-cell>
          <table:table-cell office:value-type="float" office:value="22719890" calcext:value-type="float">
            <text:p>22719890</text:p>
          </table:table-cell>
          <table:table-cell office:value-type="float" office:value="6307605" calcext:value-type="float">
            <text:p>6307605</text:p>
          </table:table-cell>
          <table:table-cell office:value-type="float" office:value="60.608" calcext:value-type="float">
            <text:p>60.608</text:p>
          </table:table-cell>
          <table:table-cell office:value-type="float" office:value="1.836" calcext:value-type="float">
            <text:p>1.83600</text:p>
          </table:table-cell>
          <table:table-cell office:value-type="float" office:value="1745373" calcext:value-type="float">
            <text:p>17453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L1 Cache Read Misses</text:p>
          </table:table-cell>
          <table:table-cell table:style-name="ce7" table:formula="of:=AVERAGE([.B37:.B43])" office:value-type="float" office:value="22630251.4285714" calcext:value-type="float">
            <text:p>22630251.428572</text:p>
          </table:table-cell>
          <table:table-cell table:style-name="ce7" table:formula="of:=STDEV([.B37:.B43])" office:value-type="float" office:value="323821.110948549" calcext:value-type="float">
            <text:p>323821.110949</text:p>
          </table:table-cell>
          <table:table-cell table:style-name="ce7" table:number-columns-repeated="2"/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1006"/>
        </table:table-row>
        <table:table-row table:style-name="ro1">
          <table:table-cell office:value-type="float" office:value="44352543668" calcext:value-type="float">
            <text:p>44352543668</text:p>
          </table:table-cell>
          <table:table-cell office:value-type="float" office:value="22181344" calcext:value-type="float">
            <text:p>22181344</text:p>
          </table:table-cell>
          <table:table-cell office:value-type="float" office:value="6121178" calcext:value-type="float">
            <text:p>6121178</text:p>
          </table:table-cell>
          <table:table-cell office:value-type="float" office:value="60.288" calcext:value-type="float">
            <text:p>60.288</text:p>
          </table:table-cell>
          <table:table-cell office:value-type="float" office:value="1.636" calcext:value-type="float">
            <text:p>1.63600</text:p>
          </table:table-cell>
          <table:table-cell office:value-type="float" office:value="1535863" calcext:value-type="float">
            <text:p>15358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DTLB Misses</text:p>
          </table:table-cell>
          <table:table-cell table:style-name="ce7" table:formula="of:=AVERAGE([.C37:.C43])" office:value-type="float" office:value="6441326.71428571" calcext:value-type="float">
            <text:p>6441326.714286</text:p>
          </table:table-cell>
          <table:table-cell table:style-name="ce7" table:formula="of:=STDEV([.C37:.C43])" office:value-type="float" office:value="173979.70022459" calcext:value-type="float">
            <text:p>173979.700225</text:p>
          </table:table-cell>
          <table:table-cell table:style-name="ce7" table:number-columns-repeated="2"/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float" office:value="44360983751" calcext:value-type="float">
            <text:p>44360983751</text:p>
          </table:table-cell>
          <table:table-cell office:value-type="float" office:value="22749128" calcext:value-type="float">
            <text:p>22749128</text:p>
          </table:table-cell>
          <table:table-cell office:value-type="float" office:value="6509533" calcext:value-type="float">
            <text:p>6509533</text:p>
          </table:table-cell>
          <table:table-cell office:value-type="float" office:value="60.316" calcext:value-type="float">
            <text:p>60.316</text:p>
          </table:table-cell>
          <table:table-cell office:value-type="float" office:value="2.116" calcext:value-type="float">
            <text:p>2.11600</text:p>
          </table:table-cell>
          <table:table-cell office:value-type="float" office:value="1960113" calcext:value-type="float">
            <text:p>196011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User CPU Time (s)</text:p>
          </table:table-cell>
          <table:table-cell table:style-name="ce7" table:formula="of:=AVERAGE([.D37:.D43])" office:value-type="float" office:value="60.404" calcext:value-type="float">
            <text:p>60.404000</text:p>
          </table:table-cell>
          <table:table-cell table:style-name="ce7" table:formula="of:=STDEV([.D37:.D43])" office:value-type="float" office:value="0.14551059526142" calcext:value-type="float">
            <text:p>0.145511</text:p>
          </table:table-cell>
          <table:table-cell table:style-name="ce7" table:number-columns-repeated="2"/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float" office:value="44394681397" calcext:value-type="float">
            <text:p>44394681397</text:p>
          </table:table-cell>
          <table:table-cell office:value-type="float" office:value="23147521" calcext:value-type="float">
            <text:p>23147521</text:p>
          </table:table-cell>
          <table:table-cell office:value-type="float" office:value="6652676" calcext:value-type="float">
            <text:p>6652676</text:p>
          </table:table-cell>
          <table:table-cell office:value-type="float" office:value="60.2" calcext:value-type="float">
            <text:p>60.2</text:p>
          </table:table-cell>
          <table:table-cell office:value-type="float" office:value="2.272" calcext:value-type="float">
            <text:p>2.27200</text:p>
          </table:table-cell>
          <table:table-cell office:value-type="float" office:value="2104195" calcext:value-type="float">
            <text:p>210419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System CPU Time (s)</text:p>
          </table:table-cell>
          <table:table-cell table:style-name="ce7" table:formula="of:=AVERAGE([.E37:.E43])" office:value-type="float" office:value="1.96742857142857" calcext:value-type="float">
            <text:p>1.967429</text:p>
          </table:table-cell>
          <table:table-cell table:style-name="ce7" table:formula="of:=STDEV([.E37:.E43])" office:value-type="float" office:value="0.206487172436818" calcext:value-type="float">
            <text:p>0.206487</text:p>
          </table:table-cell>
          <table:table-cell table:style-name="ce7" table:number-columns-repeated="2"/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float" office:value="44369685582" calcext:value-type="float">
            <text:p>44369685582</text:p>
          </table:table-cell>
          <table:table-cell office:value-type="float" office:value="22293530" calcext:value-type="float">
            <text:p>22293530</text:p>
          </table:table-cell>
          <table:table-cell office:value-type="float" office:value="6465865" calcext:value-type="float">
            <text:p>6465865</text:p>
          </table:table-cell>
          <table:table-cell office:value-type="float" office:value="60.516" calcext:value-type="float">
            <text:p>60.516</text:p>
          </table:table-cell>
          <table:table-cell office:value-type="float" office:value="1.876" calcext:value-type="float">
            <text:p>1.87600</text:p>
          </table:table-cell>
          <table:table-cell office:value-type="float" office:value="1909938" calcext:value-type="float">
            <text:p>19099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Soft Page Faults</text:p>
          </table:table-cell>
          <table:table-cell table:style-name="ce7" table:formula="of:=AVERAGE([.F37:.F43])" office:value-type="float" office:value="1884432.71428571" calcext:value-type="float">
            <text:p>1884432.714286</text:p>
          </table:table-cell>
          <table:table-cell table:style-name="ce7" table:formula="of:=STDEV([.F37:.F43])" office:value-type="float" office:value="186846.48517318" calcext:value-type="float">
            <text:p>186846.485173</text:p>
          </table:table-cell>
          <table:table-cell table:style-name="ce7" table:number-columns-repeated="2"/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table:style-name="ce3" office:value-type="float" office:value="44343611331" calcext:value-type="float">
            <text:p>44343611331</text:p>
          </table:table-cell>
          <table:table-cell table:style-name="ce3" office:value-type="float" office:value="22553552" calcext:value-type="float">
            <text:p>22553552</text:p>
          </table:table-cell>
          <table:table-cell table:style-name="ce3" office:value-type="float" office:value="6523203" calcext:value-type="float">
            <text:p>6523203</text:p>
          </table:table-cell>
          <table:table-cell table:style-name="ce3" office:value-type="float" office:value="60.504" calcext:value-type="float">
            <text:p>60.504</text:p>
          </table:table-cell>
          <table:table-cell table:style-name="ce11" office:value-type="float" office:value="2.004" calcext:value-type="float">
            <text:p>2.00400</text:p>
          </table:table-cell>
          <table:table-cell table:style-name="ce3" office:value-type="float" office:value="1973533" calcext:value-type="float">
            <text:p>1973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13" office:value-type="string" calcext:value-type="string">
            <text:p>File Backed</text:p>
          </table:table-cell>
          <table:table-cell table:style-name="ce14" office:value-type="string" calcext:value-type="string">
            <text:p>Map Shared</text:p>
          </table:table-cell>
          <table:table-cell table:style-name="ce14" office:value-type="string" calcext:value-type="string">
            <text:p>Random</text:p>
          </table:table-cell>
          <table:table-cell table:style-name="ce14" table:number-columns-repeated="2"/>
          <table:table-cell table:style-name="ce3" table:number-columns-repeated="4"/>
          <table:table-cell table:style-name="ce3" office:value-type="float" office:value="53" calcext:value-type="float">
            <text:p>53</text:p>
          </table:table-cell>
          <table:table-cell table:style-name="ce3" table:number-columns-repeated="1005"/>
          <table:table-cell/>
        </table:table-row>
        <table:table-row table:style-name="ro1">
          <table:table-cell office:value-type="float" office:value="44342736878" calcext:value-type="float">
            <text:p>44342736878</text:p>
          </table:table-cell>
          <table:table-cell office:value-type="float" office:value="15539475" calcext:value-type="float">
            <text:p>15539475</text:p>
          </table:table-cell>
          <table:table-cell office:value-type="float" office:value="4198881" calcext:value-type="float">
            <text:p>4198881</text:p>
          </table:table-cell>
          <table:table-cell office:value-type="float" office:value="58.94" calcext:value-type="float">
            <text:p>58.94</text:p>
          </table:table-cell>
          <table:table-cell office:value-type="float" office:value="0.592" calcext:value-type="float">
            <text:p>0.59200</text:p>
          </table:table-cell>
          <table:table-cell office:value-type="float" office:value="262286" calcext:value-type="float">
            <text:p>26228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L1 Cache Read Accesses </text:p>
          </table:table-cell>
          <table:table-cell table:style-name="ce6" table:formula="of:= AVERAGE([.A44:.A50])" office:value-type="float" office:value="44340824261.7143" calcext:value-type="float">
            <text:p>44340824261.714300</text:p>
          </table:table-cell>
          <table:table-cell table:style-name="ce6" table:formula="of:=STDEV([.A44:.A50])" office:value-type="float" office:value="5047526.36826864" calcext:value-type="float">
            <text:p>5047526.368269</text:p>
          </table:table-cell>
          <table:table-cell table:style-name="ce6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35867431" calcext:value-type="float">
            <text:p>44335867431</text:p>
          </table:table-cell>
          <table:table-cell office:value-type="float" office:value="16587948" calcext:value-type="float">
            <text:p>16587948</text:p>
          </table:table-cell>
          <table:table-cell office:value-type="float" office:value="4200165" calcext:value-type="float">
            <text:p>4200165</text:p>
          </table:table-cell>
          <table:table-cell office:value-type="float" office:value="59.004" calcext:value-type="float">
            <text:p>59.004</text:p>
          </table:table-cell>
          <table:table-cell office:value-type="float" office:value="0.552" calcext:value-type="float">
            <text:p>0.55200</text:p>
          </table:table-cell>
          <table:table-cell office:value-type="float" office:value="262267" calcext:value-type="float">
            <text:p>2622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L1 Cache Read Misses</text:p>
          </table:table-cell>
          <table:table-cell table:style-name="ce7" table:formula="of:=AVERAGE([.B44:.B50])" office:value-type="float" office:value="16154074.8571429" calcext:value-type="float">
            <text:p>16154074.857143</text:p>
          </table:table-cell>
          <table:table-cell table:style-name="ce7" table:formula="of:=STDEV([.B44:.B50])" office:value-type="float" office:value="351691.758591444" calcext:value-type="float">
            <text:p>351691.758591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49235960" calcext:value-type="float">
            <text:p>44349235960</text:p>
          </table:table-cell>
          <table:table-cell office:value-type="float" office:value="16380807" calcext:value-type="float">
            <text:p>16380807</text:p>
          </table:table-cell>
          <table:table-cell office:value-type="float" office:value="4200516" calcext:value-type="float">
            <text:p>4200516</text:p>
          </table:table-cell>
          <table:table-cell office:value-type="float" office:value="58.492" calcext:value-type="float">
            <text:p>58.492</text:p>
          </table:table-cell>
          <table:table-cell office:value-type="float" office:value="0.544" calcext:value-type="float">
            <text:p>0.54400</text:p>
          </table:table-cell>
          <table:table-cell office:value-type="float" office:value="262270" calcext:value-type="float">
            <text:p>2622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DTLB Misses</text:p>
          </table:table-cell>
          <table:table-cell table:style-name="ce7" table:formula="of:=AVERAGE([.C44:.C50])" office:value-type="float" office:value="4199565.71428572" calcext:value-type="float">
            <text:p>4199565.714286</text:p>
          </table:table-cell>
          <table:table-cell table:style-name="ce7" table:formula="of:=STDEV([.C44:.C50])" office:value-type="float" office:value="640.967423583475" calcext:value-type="float">
            <text:p>640.967424</text:p>
          </table:table-cell>
          <table:table-cell table:style-name="ce7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41965455" calcext:value-type="float">
            <text:p>44341965455</text:p>
          </table:table-cell>
          <table:table-cell office:value-type="float" office:value="16115740" calcext:value-type="float">
            <text:p>16115740</text:p>
          </table:table-cell>
          <table:table-cell office:value-type="float" office:value="4199907" calcext:value-type="float">
            <text:p>4199907</text:p>
          </table:table-cell>
          <table:table-cell office:value-type="float" office:value="58.556" calcext:value-type="float">
            <text:p>58.556</text:p>
          </table:table-cell>
          <table:table-cell office:value-type="float" office:value="0.544" calcext:value-type="float">
            <text:p>0.54400</text:p>
          </table:table-cell>
          <table:table-cell office:value-type="float" office:value="262267" calcext:value-type="float">
            <text:p>2622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er CPU Time (s)</text:p>
          </table:table-cell>
          <table:table-cell table:style-name="ce7" table:formula="of:=AVERAGE([.D44:.D50])" office:value-type="float" office:value="58.7165714285714" calcext:value-type="float">
            <text:p>58.716571</text:p>
          </table:table-cell>
          <table:table-cell table:style-name="ce7" table:formula="of:=STDEV([.D44:.D50])" office:value-type="float" office:value="0.224124115274593" calcext:value-type="float">
            <text:p>0.224124</text:p>
          </table:table-cell>
          <table:table-cell table:style-name="ce7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33996187" calcext:value-type="float">
            <text:p>44333996187</text:p>
          </table:table-cell>
          <table:table-cell office:value-type="float" office:value="15879494" calcext:value-type="float">
            <text:p>15879494</text:p>
          </table:table-cell>
          <table:table-cell office:value-type="float" office:value="4199016" calcext:value-type="float">
            <text:p>4199016</text:p>
          </table:table-cell>
          <table:table-cell office:value-type="float" office:value="58.552" calcext:value-type="float">
            <text:p>58.552</text:p>
          </table:table-cell>
          <table:table-cell office:value-type="float" office:value="0.54" calcext:value-type="float">
            <text:p>0.54000</text:p>
          </table:table-cell>
          <table:table-cell office:value-type="float" office:value="262269" calcext:value-type="float">
            <text:p>2622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ystem CPU Time (s)</text:p>
          </table:table-cell>
          <table:table-cell table:style-name="ce7" table:formula="of:=AVERAGE([.E44:.E50])" office:value-type="float" office:value="0.552" calcext:value-type="float">
            <text:p>0.552000</text:p>
          </table:table-cell>
          <table:table-cell table:style-name="ce7" table:formula="of:=STDEV([.E44:.E50])" office:value-type="float" office:value="0.0180369990112916" calcext:value-type="float">
            <text:p>0.018037</text:p>
          </table:table-cell>
          <table:table-cell table:style-name="ce7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39265784" calcext:value-type="float">
            <text:p>44339265784</text:p>
          </table:table-cell>
          <table:table-cell office:value-type="float" office:value="16209263" calcext:value-type="float">
            <text:p>16209263</text:p>
          </table:table-cell>
          <table:table-cell office:value-type="float" office:value="4199014" calcext:value-type="float">
            <text:p>4199014</text:p>
          </table:table-cell>
          <table:table-cell office:value-type="float" office:value="58.556" calcext:value-type="float">
            <text:p>58.556</text:p>
          </table:table-cell>
          <table:table-cell office:value-type="float" office:value="0.544" calcext:value-type="float">
            <text:p>0.54400</text:p>
          </table:table-cell>
          <table:table-cell office:value-type="float" office:value="262267" calcext:value-type="float">
            <text:p>2622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oft Page Faults</text:p>
          </table:table-cell>
          <table:table-cell table:style-name="ce7" table:formula="of:=AVERAGE([.F44:.F50])" office:value-type="float" office:value="262270.714285714" calcext:value-type="float">
            <text:p>262270.714286</text:p>
          </table:table-cell>
          <table:table-cell table:style-name="ce7" table:formula="of:=STDEV([.F44:.F50])" office:value-type="float" office:value="6.84870512613603" calcext:value-type="float">
            <text:p>6.848705</text:p>
          </table:table-cell>
          <table:table-cell table:style-name="ce7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42702137" calcext:value-type="float">
            <text:p>44342702137</text:p>
          </table:table-cell>
          <table:table-cell office:value-type="float" office:value="16365797" calcext:value-type="float">
            <text:p>16365797</text:p>
          </table:table-cell>
          <table:table-cell office:value-type="float" office:value="4199461" calcext:value-type="float">
            <text:p>4199461</text:p>
          </table:table-cell>
          <table:table-cell office:value-type="float" office:value="58.916" calcext:value-type="float">
            <text:p>58.916</text:p>
          </table:table-cell>
          <table:table-cell office:value-type="float" office:value="0.548" calcext:value-type="float">
            <text:p>0.54800</text:p>
          </table:table-cell>
          <table:table-cell office:value-type="float" office:value="262269" calcext:value-type="float">
            <text:p>2622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File Backed</text:p>
          </table:table-cell>
          <table:table-cell table:style-name="ce14" office:value-type="string" calcext:value-type="string">
            <text:p>Map Private</text:p>
          </table:table-cell>
          <table:table-cell table:style-name="ce14" office:value-type="string" calcext:value-type="string">
            <text:p>Sequential</text:p>
          </table:table-cell>
          <table:table-cell table:style-name="ce14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table:style-name="ce2" office:value-type="float" office:value="44326785424" calcext:value-type="float">
            <text:p>44326785424</text:p>
          </table:table-cell>
          <table:table-cell table:style-name="ce2" office:value-type="float" office:value="20439782" calcext:value-type="float">
            <text:p>20439782</text:p>
          </table:table-cell>
          <table:table-cell table:style-name="ce2" office:value-type="float" office:value="4718010" calcext:value-type="float">
            <text:p>4718010</text:p>
          </table:table-cell>
          <table:table-cell table:style-name="ce2" office:value-type="float" office:value="59.056" calcext:value-type="float">
            <text:p>59.056</text:p>
          </table:table-cell>
          <table:table-cell table:style-name="ce9" office:value-type="float" office:value="0.552" calcext:value-type="float">
            <text:p>0.55200</text:p>
          </table:table-cell>
          <table:table-cell table:style-name="ce2" office:value-type="float" office:value="262268" calcext:value-type="float">
            <text:p>26226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L1 Cache Read Accesses </text:p>
          </table:table-cell>
          <table:table-cell table:style-name="ce6" table:formula="of:= AVERAGE([.A51:.A57])" office:value-type="float" office:value="44321604406.1429" calcext:value-type="float">
            <text:p>44321604406.142900</text:p>
          </table:table-cell>
          <table:table-cell table:style-name="ce6" table:formula="of:=STDEV([.A51:.A57])" office:value-type="float" office:value="3815386.92303474" calcext:value-type="float">
            <text:p>3815386.923035</text:p>
          </table:table-cell>
          <table:table-cell table:style-name="ce6" table:number-columns-repeated="2"/>
          <table:table-cell table:style-name="ce2" table:number-columns-repeated="4"/>
          <table:table-cell table:style-name="ce2" office:value-type="float" office:value="50" calcext:value-type="float">
            <text:p>50</text:p>
          </table:table-cell>
          <table:table-cell table:style-name="ce2" table:number-columns-repeated="1005"/>
          <table:table-cell/>
        </table:table-row>
        <table:table-row table:style-name="ro1">
          <table:table-cell office:value-type="float" office:value="44319755559" calcext:value-type="float">
            <text:p>44319755559</text:p>
          </table:table-cell>
          <table:table-cell office:value-type="float" office:value="20616812" calcext:value-type="float">
            <text:p>20616812</text:p>
          </table:table-cell>
          <table:table-cell office:value-type="float" office:value="4717640" calcext:value-type="float">
            <text:p>4717640</text:p>
          </table:table-cell>
          <table:table-cell office:value-type="float" office:value="58.9" calcext:value-type="float">
            <text:p>58.9</text:p>
          </table:table-cell>
          <table:table-cell office:value-type="float" office:value="0.548" calcext:value-type="float">
            <text:p>0.54800</text:p>
          </table:table-cell>
          <table:table-cell office:value-type="float" office:value="262269" calcext:value-type="float">
            <text:p>2622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L1 Cache Read Misses</text:p>
          </table:table-cell>
          <table:table-cell table:style-name="ce7" table:formula="of:=AVERAGE([.B51:.B57])" office:value-type="float" office:value="20497452.2857143" calcext:value-type="float">
            <text:p>20497452.285714</text:p>
          </table:table-cell>
          <table:table-cell table:style-name="ce7" table:formula="of:=STDEV([.B51:.B57])" office:value-type="float" office:value="177341.482327847" calcext:value-type="float">
            <text:p>177341.482328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25679606" calcext:value-type="float">
            <text:p>44325679606</text:p>
          </table:table-cell>
          <table:table-cell office:value-type="float" office:value="20523466" calcext:value-type="float">
            <text:p>20523466</text:p>
          </table:table-cell>
          <table:table-cell office:value-type="float" office:value="4716801" calcext:value-type="float">
            <text:p>4716801</text:p>
          </table:table-cell>
          <table:table-cell office:value-type="float" office:value="58.88" calcext:value-type="float">
            <text:p>58.88</text:p>
          </table:table-cell>
          <table:table-cell office:value-type="float" office:value="0.536" calcext:value-type="float">
            <text:p>0.53600</text:p>
          </table:table-cell>
          <table:table-cell office:value-type="float" office:value="262268" calcext:value-type="float">
            <text:p>2622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DTLB Misses</text:p>
          </table:table-cell>
          <table:table-cell table:style-name="ce7" table:formula="of:=AVERAGE([.C51:.C57])" office:value-type="float" office:value="4717765.85714286" calcext:value-type="float">
            <text:p>4717765.857143</text:p>
          </table:table-cell>
          <table:table-cell table:style-name="ce7" table:formula="of:=STDEV([.C51:.C57])" office:value-type="float" office:value="628.622681893102" calcext:value-type="float">
            <text:p>628.622682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15618681" calcext:value-type="float">
            <text:p>44315618681</text:p>
          </table:table-cell>
          <table:table-cell office:value-type="float" office:value="20458540" calcext:value-type="float">
            <text:p>20458540</text:p>
          </table:table-cell>
          <table:table-cell office:value-type="float" office:value="4717257" calcext:value-type="float">
            <text:p>4717257</text:p>
          </table:table-cell>
          <table:table-cell office:value-type="float" office:value="58.88" calcext:value-type="float">
            <text:p>58.88</text:p>
          </table:table-cell>
          <table:table-cell office:value-type="float" office:value="0.548" calcext:value-type="float">
            <text:p>0.54800</text:p>
          </table:table-cell>
          <table:table-cell office:value-type="float" office:value="262267" calcext:value-type="float">
            <text:p>2622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er CPU Time (s)</text:p>
          </table:table-cell>
          <table:table-cell table:style-name="ce7" table:formula="of:=AVERAGE([.D51:.D57])" office:value-type="float" office:value="58.9394285714286" calcext:value-type="float">
            <text:p>58.939429</text:p>
          </table:table-cell>
          <table:table-cell table:style-name="ce7" table:formula="of:=STDEV([.D51:.D57])" office:value-type="float" office:value="0.0806119452332313" calcext:value-type="float">
            <text:p>0.080612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20254823" calcext:value-type="float">
            <text:p>44320254823</text:p>
          </table:table-cell>
          <table:table-cell office:value-type="float" office:value="20636798" calcext:value-type="float">
            <text:p>20636798</text:p>
          </table:table-cell>
          <table:table-cell office:value-type="float" office:value="4718478" calcext:value-type="float">
            <text:p>4718478</text:p>
          </table:table-cell>
          <table:table-cell office:value-type="float" office:value="59.056" calcext:value-type="float">
            <text:p>59.056</text:p>
          </table:table-cell>
          <table:table-cell office:value-type="float" office:value="0.54" calcext:value-type="float">
            <text:p>0.54000</text:p>
          </table:table-cell>
          <table:table-cell office:value-type="float" office:value="262269" calcext:value-type="float">
            <text:p>2622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ystem CPU Time (s)</text:p>
          </table:table-cell>
          <table:table-cell table:style-name="ce7" table:formula="of:=AVERAGE([.E51:.E57])" office:value-type="float" office:value="0.545142857142857" calcext:value-type="float">
            <text:p>0.545143</text:p>
          </table:table-cell>
          <table:table-cell table:style-name="ce7" table:formula="of:=STDEV([.E51:.E57])" office:value-type="float" office:value="0.00552052447473884" calcext:value-type="float">
            <text:p>0.005521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20380572" calcext:value-type="float">
            <text:p>44320380572</text:p>
          </table:table-cell>
          <table:table-cell office:value-type="float" office:value="20146653" calcext:value-type="float">
            <text:p>20146653</text:p>
          </table:table-cell>
          <table:table-cell office:value-type="float" office:value="4717645" calcext:value-type="float">
            <text:p>4717645</text:p>
          </table:table-cell>
          <table:table-cell office:value-type="float" office:value="58.916" calcext:value-type="float">
            <text:p>58.916</text:p>
          </table:table-cell>
          <table:table-cell office:value-type="float" office:value="0.544" calcext:value-type="float">
            <text:p>0.54400</text:p>
          </table:table-cell>
          <table:table-cell office:value-type="float" office:value="262268" calcext:value-type="float">
            <text:p>2622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oft Page Faults</text:p>
          </table:table-cell>
          <table:table-cell table:style-name="ce7" table:formula="of:=AVERAGE([.F51:.F57])" office:value-type="float" office:value="262268.428571429" calcext:value-type="float">
            <text:p>262268.428571</text:p>
          </table:table-cell>
          <table:table-cell table:style-name="ce7" table:formula="of:=STDEV([.F51:.F57])" office:value-type="float" office:value="0.975900072948533" calcext:value-type="float">
            <text:p>0.975900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table:style-name="ce3" office:value-type="float" office:value="44322756178" calcext:value-type="float">
            <text:p>44322756178</text:p>
          </table:table-cell>
          <table:table-cell table:style-name="ce3" office:value-type="float" office:value="20660115" calcext:value-type="float">
            <text:p>20660115</text:p>
          </table:table-cell>
          <table:table-cell table:style-name="ce3" office:value-type="float" office:value="4718530" calcext:value-type="float">
            <text:p>4718530</text:p>
          </table:table-cell>
          <table:table-cell table:style-name="ce3" office:value-type="float" office:value="58.888" calcext:value-type="float">
            <text:p>58.888</text:p>
          </table:table-cell>
          <table:table-cell table:style-name="ce11" office:value-type="float" office:value="0.548" calcext:value-type="float">
            <text:p>0.54800</text:p>
          </table:table-cell>
          <table:table-cell table:style-name="ce3" office:value-type="float" office:value="262270" calcext:value-type="float">
            <text:p>2622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File Backed</text:p>
          </table:table-cell>
          <table:table-cell table:style-name="ce14" office:value-type="string" calcext:value-type="string">
            <text:p>Map Private</text:p>
          </table:table-cell>
          <table:table-cell table:style-name="ce14" office:value-type="string" calcext:value-type="string">
            <text:p>Random</text:p>
          </table:table-cell>
          <table:table-cell table:style-name="ce14" table:number-columns-repeated="2"/>
          <table:table-cell table:style-name="ce3" table:number-columns-repeated="4"/>
          <table:table-cell table:style-name="ce3" office:value-type="float" office:value="50" calcext:value-type="float">
            <text:p>50</text:p>
          </table:table-cell>
          <table:table-cell table:style-name="ce3" table:number-columns-repeated="1005"/>
          <table:table-cell/>
        </table:table-row>
        <table:table-row table:style-name="ro1">
          <table:table-cell table:style-name="ce2" office:value-type="float" office:value="44348496449" calcext:value-type="float">
            <text:p>44348496449</text:p>
          </table:table-cell>
          <table:table-cell table:style-name="ce2" office:value-type="float" office:value="16053437" calcext:value-type="float">
            <text:p>16053437</text:p>
          </table:table-cell>
          <table:table-cell table:style-name="ce2" office:value-type="float" office:value="4199228" calcext:value-type="float">
            <text:p>4199228</text:p>
          </table:table-cell>
          <table:table-cell table:style-name="ce2" office:value-type="float" office:value="58.78" calcext:value-type="float">
            <text:p>58.78</text:p>
          </table:table-cell>
          <table:table-cell table:style-name="ce9" office:value-type="float" office:value="0.56" calcext:value-type="float">
            <text:p>0.56000</text:p>
          </table:table-cell>
          <table:table-cell table:style-name="ce2" office:value-type="float" office:value="262267" calcext:value-type="float">
            <text:p>2622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L1 Cache Read Accesses </text:p>
          </table:table-cell>
          <table:table-cell table:style-name="ce6" table:formula="of:= AVERAGE([.A58:.A64])" office:value-type="float" office:value="44339889971.8571" calcext:value-type="float">
            <text:p>44339889971.857100</text:p>
          </table:table-cell>
          <table:table-cell table:style-name="ce6" table:formula="of:=STDEV([.A58:.A64])" office:value-type="float" office:value="5402504.07624179" calcext:value-type="float">
            <text:p>5402504.076242</text:p>
          </table:table-cell>
          <table:table-cell table:style-name="ce6" table:number-columns-repeated="2"/>
          <table:table-cell table:style-name="ce2" table:number-columns-repeated="4"/>
          <table:table-cell table:style-name="ce2" office:value-type="float" office:value="50" calcext:value-type="float">
            <text:p>50</text:p>
          </table:table-cell>
          <table:table-cell table:style-name="ce2" table:number-columns-repeated="1005"/>
          <table:table-cell/>
        </table:table-row>
        <table:table-row table:style-name="ro1">
          <table:table-cell office:value-type="float" office:value="44346920579" calcext:value-type="float">
            <text:p>44346920579</text:p>
          </table:table-cell>
          <table:table-cell office:value-type="float" office:value="15465196" calcext:value-type="float">
            <text:p>15465196</text:p>
          </table:table-cell>
          <table:table-cell office:value-type="float" office:value="4198946" calcext:value-type="float">
            <text:p>4198946</text:p>
          </table:table-cell>
          <table:table-cell office:value-type="float" office:value="58.812" calcext:value-type="float">
            <text:p>58.812</text:p>
          </table:table-cell>
          <table:table-cell office:value-type="float" office:value="0.548" calcext:value-type="float">
            <text:p>0.54800</text:p>
          </table:table-cell>
          <table:table-cell office:value-type="float" office:value="262267" calcext:value-type="float">
            <text:p>2622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L1 Cache Read Misses</text:p>
          </table:table-cell>
          <table:table-cell table:style-name="ce7" table:formula="of:=AVERAGE([.B58:.B64])" office:value-type="float" office:value="16174296.7142857" calcext:value-type="float">
            <text:p>16174296.714286</text:p>
          </table:table-cell>
          <table:table-cell table:style-name="ce7" table:formula="of:=STDEV([.B58:.B64])" office:value-type="float" office:value="399642.981446238" calcext:value-type="float">
            <text:p>399642.981446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37174717" calcext:value-type="float">
            <text:p>44337174717</text:p>
          </table:table-cell>
          <table:table-cell office:value-type="float" office:value="15921337" calcext:value-type="float">
            <text:p>15921337</text:p>
          </table:table-cell>
          <table:table-cell office:value-type="float" office:value="4200932" calcext:value-type="float">
            <text:p>4200932</text:p>
          </table:table-cell>
          <table:table-cell office:value-type="float" office:value="58.76" calcext:value-type="float">
            <text:p>58.76</text:p>
          </table:table-cell>
          <table:table-cell office:value-type="float" office:value="0.604" calcext:value-type="float">
            <text:p>0.60400</text:p>
          </table:table-cell>
          <table:table-cell office:value-type="float" office:value="262270" calcext:value-type="float">
            <text:p>2622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DTLB Misses</text:p>
          </table:table-cell>
          <table:table-cell table:style-name="ce7" table:formula="of:=AVERAGE([.C58:.C64])" office:value-type="float" office:value="4199512.85714286" calcext:value-type="float">
            <text:p>4199512.857143</text:p>
          </table:table-cell>
          <table:table-cell table:style-name="ce7" table:formula="of:=STDEV([.C58:.C64])" office:value-type="float" office:value="648.755842252802" calcext:value-type="float">
            <text:p>648.755842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37290466" calcext:value-type="float">
            <text:p>44337290466</text:p>
          </table:table-cell>
          <table:table-cell office:value-type="float" office:value="16375194" calcext:value-type="float">
            <text:p>16375194</text:p>
          </table:table-cell>
          <table:table-cell office:value-type="float" office:value="4199411" calcext:value-type="float">
            <text:p>4199411</text:p>
          </table:table-cell>
          <table:table-cell office:value-type="float" office:value="58.764" calcext:value-type="float">
            <text:p>58.764</text:p>
          </table:table-cell>
          <table:table-cell office:value-type="float" office:value="0.528" calcext:value-type="float">
            <text:p>0.52800</text:p>
          </table:table-cell>
          <table:table-cell office:value-type="float" office:value="262269" calcext:value-type="float">
            <text:p>2622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er CPU Time (s)</text:p>
          </table:table-cell>
          <table:table-cell table:style-name="ce7" table:formula="of:=AVERAGE([.D58:.D64])" office:value-type="float" office:value="58.8314285714286" calcext:value-type="float">
            <text:p>58.831429</text:p>
          </table:table-cell>
          <table:table-cell table:style-name="ce7" table:formula="of:=STDEV([.D58:.D64])" office:value-type="float" office:value="0.140749016743583" calcext:value-type="float">
            <text:p>0.140749</text:p>
          </table:table-cell>
          <table:table-cell table:style-name="ce7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36027268" calcext:value-type="float">
            <text:p>44336027268</text:p>
          </table:table-cell>
          <table:table-cell office:value-type="float" office:value="16451006" calcext:value-type="float">
            <text:p>16451006</text:p>
          </table:table-cell>
          <table:table-cell office:value-type="float" office:value="4199245" calcext:value-type="float">
            <text:p>4199245</text:p>
          </table:table-cell>
          <table:table-cell office:value-type="float" office:value="58.74" calcext:value-type="float">
            <text:p>58.74</text:p>
          </table:table-cell>
          <table:table-cell office:value-type="float" office:value="0.568" calcext:value-type="float">
            <text:p>0.56800</text:p>
          </table:table-cell>
          <table:table-cell office:value-type="float" office:value="262268" calcext:value-type="float">
            <text:p>2622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ystem CPU Time (s)</text:p>
          </table:table-cell>
          <table:table-cell table:style-name="ce7" table:formula="of:=AVERAGE([.E58:.E64])" office:value-type="float" office:value="0.549142857142857" calcext:value-type="float">
            <text:p>0.549143</text:p>
          </table:table-cell>
          <table:table-cell table:style-name="ce7" table:formula="of:=STDEV([.E58:.E64])" office:value-type="float" office:value="0.0318089535164161" calcext:value-type="float">
            <text:p>0.031809</text:p>
          </table:table-cell>
          <table:table-cell table:style-name="ce7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37584162" calcext:value-type="float">
            <text:p>44337584162</text:p>
          </table:table-cell>
          <table:table-cell office:value-type="float" office:value="16672833" calcext:value-type="float">
            <text:p>16672833</text:p>
          </table:table-cell>
          <table:table-cell office:value-type="float" office:value="4199474" calcext:value-type="float">
            <text:p>4199474</text:p>
          </table:table-cell>
          <table:table-cell office:value-type="float" office:value="58.82" calcext:value-type="float">
            <text:p>58.82</text:p>
          </table:table-cell>
          <table:table-cell office:value-type="float" office:value="0.528" calcext:value-type="float">
            <text:p>0.52800</text:p>
          </table:table-cell>
          <table:table-cell office:value-type="float" office:value="262267" calcext:value-type="float">
            <text:p>2622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oft Page Faults</text:p>
          </table:table-cell>
          <table:table-cell table:style-name="ce7" table:formula="of:=AVERAGE([.F58:.F64])" office:value-type="float" office:value="262267.857142857" calcext:value-type="float">
            <text:p>262267.857143</text:p>
          </table:table-cell>
          <table:table-cell table:style-name="ce7" table:formula="of:=STDEV([.F58:.F64])" office:value-type="float" office:value="1.21498579258791" calcext:value-type="float">
            <text:p>1.214986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table:style-name="ce3" office:value-type="float" office:value="44335736162" calcext:value-type="float">
            <text:p>44335736162</text:p>
          </table:table-cell>
          <table:table-cell table:style-name="ce3" office:value-type="float" office:value="16281074" calcext:value-type="float">
            <text:p>16281074</text:p>
          </table:table-cell>
          <table:table-cell table:style-name="ce3" office:value-type="float" office:value="4199354" calcext:value-type="float">
            <text:p>4199354</text:p>
          </table:table-cell>
          <table:table-cell table:style-name="ce3" office:value-type="float" office:value="59.144" calcext:value-type="float">
            <text:p>59.144</text:p>
          </table:table-cell>
          <table:table-cell table:style-name="ce11" office:value-type="float" office:value="0.508" calcext:value-type="float">
            <text:p>0.50800</text:p>
          </table:table-cell>
          <table:table-cell table:style-name="ce3" office:value-type="float" office:value="262267" calcext:value-type="float">
            <text:p>2622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File Backed</text:p>
          </table:table-cell>
          <table:table-cell table:style-name="ce14" office:value-type="string" calcext:value-type="string">
            <text:p>Map Private</text:p>
          </table:table-cell>
          <table:table-cell table:style-name="ce14" office:value-type="string" calcext:value-type="string">
            <text:p>Sequential</text:p>
          </table:table-cell>
          <table:table-cell table:style-name="ce14" table:number-columns-repeated="2"/>
          <table:table-cell table:style-name="ce3" table:number-columns-repeated="4"/>
          <table:table-cell table:style-name="ce3" office:value-type="float" office:value="50" calcext:value-type="float">
            <text:p>50</text:p>
          </table:table-cell>
          <table:table-cell table:style-name="ce3" table:number-columns-repeated="1005"/>
          <table:table-cell/>
        </table:table-row>
        <table:table-row table:style-name="ro1">
          <table:table-cell table:style-name="ce2" office:value-type="float" office:value="44323168558" calcext:value-type="float">
            <text:p>44323168558</text:p>
          </table:table-cell>
          <table:table-cell table:style-name="ce2" office:value-type="float" office:value="20654823" calcext:value-type="float">
            <text:p>20654823</text:p>
          </table:table-cell>
          <table:table-cell table:style-name="ce2" office:value-type="float" office:value="4718205" calcext:value-type="float">
            <text:p>4718205</text:p>
          </table:table-cell>
          <table:table-cell table:style-name="ce2" office:value-type="float" office:value="59" calcext:value-type="float">
            <text:p>59</text:p>
          </table:table-cell>
          <table:table-cell table:style-name="ce9" office:value-type="float" office:value="0.548" calcext:value-type="float">
            <text:p>0.54800</text:p>
          </table:table-cell>
          <table:table-cell table:style-name="ce2" office:value-type="float" office:value="262268" calcext:value-type="float">
            <text:p>26226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L1 Cache Read Accesses </text:p>
          </table:table-cell>
          <table:table-cell table:style-name="ce6" table:formula="of:= AVERAGE([.A65:.A71])" office:value-type="float" office:value="44319932034.8571" calcext:value-type="float">
            <text:p>44319932034.857100</text:p>
          </table:table-cell>
          <table:table-cell table:style-name="ce6" table:formula="of:=STDEV([.A65:.A71])" office:value-type="float" office:value="7087789.12236835" calcext:value-type="float">
            <text:p>7087789.122368</text:p>
          </table:table-cell>
          <table:table-cell table:style-name="ce6" table:number-columns-repeated="2"/>
          <table:table-cell table:style-name="ce2" table:number-columns-repeated="4"/>
          <table:table-cell table:style-name="ce2" office:value-type="float" office:value="50" calcext:value-type="float">
            <text:p>50</text:p>
          </table:table-cell>
          <table:table-cell table:style-name="ce2" table:number-columns-repeated="1005"/>
          <table:table-cell/>
        </table:table-row>
        <table:table-row table:style-name="ro1">
          <table:table-cell office:value-type="float" office:value="44321395000" calcext:value-type="float">
            <text:p>44321395000</text:p>
          </table:table-cell>
          <table:table-cell office:value-type="float" office:value="20803823" calcext:value-type="float">
            <text:p>20803823</text:p>
          </table:table-cell>
          <table:table-cell office:value-type="float" office:value="4715769" calcext:value-type="float">
            <text:p>4715769</text:p>
          </table:table-cell>
          <table:table-cell office:value-type="float" office:value="59.144" calcext:value-type="float">
            <text:p>59.144</text:p>
          </table:table-cell>
          <table:table-cell office:value-type="float" office:value="0.58" calcext:value-type="float">
            <text:p>0.58000</text:p>
          </table:table-cell>
          <table:table-cell office:value-type="float" office:value="262269" calcext:value-type="float">
            <text:p>2622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L1 Cache Read Misses</text:p>
          </table:table-cell>
          <table:table-cell table:style-name="ce7" table:formula="of:=AVERAGE([.B65:.B71])" office:value-type="float" office:value="20521496.8571429" calcext:value-type="float">
            <text:p>20521496.857143</text:p>
          </table:table-cell>
          <table:table-cell table:style-name="ce7" table:formula="of:=STDEV([.B65:.B71])" office:value-type="float" office:value="189688.915156218" calcext:value-type="float">
            <text:p>189688.915156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20198526" calcext:value-type="float">
            <text:p>44320198526</text:p>
          </table:table-cell>
          <table:table-cell office:value-type="float" office:value="20284376" calcext:value-type="float">
            <text:p>20284376</text:p>
          </table:table-cell>
          <table:table-cell office:value-type="float" office:value="4718653" calcext:value-type="float">
            <text:p>4718653</text:p>
          </table:table-cell>
          <table:table-cell office:value-type="float" office:value="59.128" calcext:value-type="float">
            <text:p>59.128</text:p>
          </table:table-cell>
          <table:table-cell office:value-type="float" office:value="0.564" calcext:value-type="float">
            <text:p>0.56400</text:p>
          </table:table-cell>
          <table:table-cell office:value-type="float" office:value="262267" calcext:value-type="float">
            <text:p>2622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DTLB Misses</text:p>
          </table:table-cell>
          <table:table-cell table:style-name="ce7" table:formula="of:=AVERAGE([.C65:.C71])" office:value-type="float" office:value="4716628.42857143" calcext:value-type="float">
            <text:p>4716628.428571</text:p>
          </table:table-cell>
          <table:table-cell table:style-name="ce7" table:formula="of:=STDEV([.C65:.C71])" office:value-type="float" office:value="2094.84516986681" calcext:value-type="float">
            <text:p>2094.845170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17784555" calcext:value-type="float">
            <text:p>44317784555</text:p>
          </table:table-cell>
          <table:table-cell office:value-type="float" office:value="20462007" calcext:value-type="float">
            <text:p>20462007</text:p>
          </table:table-cell>
          <table:table-cell office:value-type="float" office:value="4716464" calcext:value-type="float">
            <text:p>4716464</text:p>
          </table:table-cell>
          <table:table-cell office:value-type="float" office:value="59.108" calcext:value-type="float">
            <text:p>59.108</text:p>
          </table:table-cell>
          <table:table-cell office:value-type="float" office:value="0.548" calcext:value-type="float">
            <text:p>0.54800</text:p>
          </table:table-cell>
          <table:table-cell office:value-type="float" office:value="262268" calcext:value-type="float">
            <text:p>2622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er CPU Time (s)</text:p>
          </table:table-cell>
          <table:table-cell table:style-name="ce7" table:formula="of:=AVERAGE([.D65:.D71])" office:value-type="float" office:value="59.1108571428571" calcext:value-type="float">
            <text:p>59.110857</text:p>
          </table:table-cell>
          <table:table-cell table:style-name="ce7" table:formula="of:=STDEV([.D65:.D71])" office:value-type="float" office:value="0.0881729901414036" calcext:value-type="float">
            <text:p>0.088173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25498399" calcext:value-type="float">
            <text:p>44325498399</text:p>
          </table:table-cell>
          <table:table-cell office:value-type="float" office:value="20311736" calcext:value-type="float">
            <text:p>20311736</text:p>
          </table:table-cell>
          <table:table-cell office:value-type="float" office:value="4718690" calcext:value-type="float">
            <text:p>4718690</text:p>
          </table:table-cell>
          <table:table-cell office:value-type="float" office:value="59.156" calcext:value-type="float">
            <text:p>59.156</text:p>
          </table:table-cell>
          <table:table-cell office:value-type="float" office:value="0.504" calcext:value-type="float">
            <text:p>0.50400</text:p>
          </table:table-cell>
          <table:table-cell office:value-type="float" office:value="262269" calcext:value-type="float">
            <text:p>2622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ystem CPU Time (s)</text:p>
          </table:table-cell>
          <table:table-cell table:style-name="ce7" table:formula="of:=AVERAGE([.E65:.E71])" office:value-type="float" office:value="0.553714285714286" calcext:value-type="float">
            <text:p>0.553714</text:p>
          </table:table-cell>
          <table:table-cell table:style-name="ce7" table:formula="of:=STDEV([.E65:.E71])" office:value-type="float" office:value="0.0246422015095668" calcext:value-type="float">
            <text:p>0.024642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05299653" calcext:value-type="float">
            <text:p>44305299653</text:p>
          </table:table-cell>
          <table:table-cell office:value-type="float" office:value="20494305" calcext:value-type="float">
            <text:p>20494305</text:p>
          </table:table-cell>
          <table:table-cell office:value-type="float" office:value="4715718" calcext:value-type="float">
            <text:p>4715718</text:p>
          </table:table-cell>
          <table:table-cell office:value-type="float" office:value="59.244" calcext:value-type="float">
            <text:p>59.244</text:p>
          </table:table-cell>
          <table:table-cell office:value-type="float" office:value="0.564" calcext:value-type="float">
            <text:p>0.56400</text:p>
          </table:table-cell>
          <table:table-cell office:value-type="float" office:value="262269" calcext:value-type="float">
            <text:p>2622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oft Page Faults</text:p>
          </table:table-cell>
          <table:table-cell table:style-name="ce7" table:formula="of:=AVERAGE([.F65:.F71])" office:value-type="float" office:value="262268.571428571" calcext:value-type="float">
            <text:p>262268.571429</text:p>
          </table:table-cell>
          <table:table-cell table:style-name="ce7" table:formula="of:=STDEV([.F65:.F71])" office:value-type="float" office:value="0.975900072948533" calcext:value-type="float">
            <text:p>0.975900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table:style-name="ce3" office:value-type="float" office:value="44326179553" calcext:value-type="float">
            <text:p>44326179553</text:p>
          </table:table-cell>
          <table:table-cell table:style-name="ce3" office:value-type="float" office:value="20639408" calcext:value-type="float">
            <text:p>20639408</text:p>
          </table:table-cell>
          <table:table-cell table:style-name="ce3" office:value-type="float" office:value="4712900" calcext:value-type="float">
            <text:p>4712900</text:p>
          </table:table-cell>
          <table:table-cell table:style-name="ce3" office:value-type="float" office:value="58.996" calcext:value-type="float">
            <text:p>58.996</text:p>
          </table:table-cell>
          <table:table-cell table:style-name="ce11" office:value-type="float" office:value="0.568" calcext:value-type="float">
            <text:p>0.56800</text:p>
          </table:table-cell>
          <table:table-cell table:style-name="ce3" office:value-type="float" office:value="262270" calcext:value-type="float">
            <text:p>2622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File Backed</text:p>
          </table:table-cell>
          <table:table-cell table:style-name="ce14" office:value-type="string" calcext:value-type="string">
            <text:p>Map Private</text:p>
          </table:table-cell>
          <table:table-cell table:style-name="ce14" office:value-type="string" calcext:value-type="string">
            <text:p>Random</text:p>
          </table:table-cell>
          <table:table-cell table:style-name="ce14" table:number-columns-repeated="2"/>
          <table:table-cell table:style-name="ce3" table:number-columns-repeated="4"/>
          <table:table-cell table:style-name="ce3" office:value-type="float" office:value="50" calcext:value-type="float">
            <text:p>50</text:p>
          </table:table-cell>
          <table:table-cell table:style-name="ce3" table:number-columns-repeated="1005"/>
          <table:table-cell/>
        </table:table-row>
        <table:table-row table:style-name="ro1">
          <table:table-cell office:value-type="float" office:value="44326291750" calcext:value-type="float">
            <text:p>44326291750</text:p>
          </table:table-cell>
          <table:table-cell office:value-type="float" office:value="16817844" calcext:value-type="float">
            <text:p>16817844</text:p>
          </table:table-cell>
          <table:table-cell office:value-type="float" office:value="4198198" calcext:value-type="float">
            <text:p>4198198</text:p>
          </table:table-cell>
          <table:table-cell office:value-type="float" office:value="58.744" calcext:value-type="float">
            <text:p>58.744</text:p>
          </table:table-cell>
          <table:table-cell office:value-type="float" office:value="0.556" calcext:value-type="float">
            <text:p>0.55600</text:p>
          </table:table-cell>
          <table:table-cell office:value-type="float" office:value="262270" calcext:value-type="float">
            <text:p>2622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L1 Cache Read Accesses </text:p>
          </table:table-cell>
          <table:table-cell table:style-name="ce6" table:formula="of:= AVERAGE([.A72:.A78])" office:value-type="float" office:value="44333549955.1429" calcext:value-type="float">
            <text:p>44333549955.142900</text:p>
          </table:table-cell>
          <table:table-cell table:style-name="ce6" table:formula="of:=STDEV([.A72:.A78])" office:value-type="float" office:value="7919294.91272343" calcext:value-type="float">
            <text:p>7919294.912723</text:p>
          </table:table-cell>
          <table:table-cell table:style-name="ce6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33885540" calcext:value-type="float">
            <text:p>44333885540</text:p>
          </table:table-cell>
          <table:table-cell office:value-type="float" office:value="16401953" calcext:value-type="float">
            <text:p>16401953</text:p>
          </table:table-cell>
          <table:table-cell office:value-type="float" office:value="4197810" calcext:value-type="float">
            <text:p>4197810</text:p>
          </table:table-cell>
          <table:table-cell office:value-type="float" office:value="59.048" calcext:value-type="float">
            <text:p>59.048</text:p>
          </table:table-cell>
          <table:table-cell office:value-type="float" office:value="0.556" calcext:value-type="float">
            <text:p>0.55600</text:p>
          </table:table-cell>
          <table:table-cell office:value-type="float" office:value="262267" calcext:value-type="float">
            <text:p>2622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L1 Cache Read Misses</text:p>
          </table:table-cell>
          <table:table-cell table:style-name="ce7" table:formula="of:=AVERAGE([.B72:.B78])" office:value-type="float" office:value="16453560.5714286" calcext:value-type="float">
            <text:p>16453560.571429</text:p>
          </table:table-cell>
          <table:table-cell table:style-name="ce7" table:formula="of:=STDEV([.B72:.B78])" office:value-type="float" office:value="264540.956801814" calcext:value-type="float">
            <text:p>264540.956802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28300495" calcext:value-type="float">
            <text:p>44328300495</text:p>
          </table:table-cell>
          <table:table-cell office:value-type="float" office:value="16365631" calcext:value-type="float">
            <text:p>16365631</text:p>
          </table:table-cell>
          <table:table-cell office:value-type="float" office:value="4199604" calcext:value-type="float">
            <text:p>4199604</text:p>
          </table:table-cell>
          <table:table-cell office:value-type="float" office:value="58.892" calcext:value-type="float">
            <text:p>58.892</text:p>
          </table:table-cell>
          <table:table-cell office:value-type="float" office:value="0.548" calcext:value-type="float">
            <text:p>0.54800</text:p>
          </table:table-cell>
          <table:table-cell office:value-type="float" office:value="262268" calcext:value-type="float">
            <text:p>2622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DTLB Misses</text:p>
          </table:table-cell>
          <table:table-cell table:style-name="ce7" table:formula="of:=AVERAGE([.C72:.C78])" office:value-type="float" office:value="4199041.71428571" calcext:value-type="float">
            <text:p>4199041.714286</text:p>
          </table:table-cell>
          <table:table-cell table:style-name="ce7" table:formula="of:=STDEV([.C72:.C78])" office:value-type="float" office:value="898.12707235404" calcext:value-type="float">
            <text:p>898.127072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46774537" calcext:value-type="float">
            <text:p>44346774537</text:p>
          </table:table-cell>
          <table:table-cell office:value-type="float" office:value="16594523" calcext:value-type="float">
            <text:p>16594523</text:p>
          </table:table-cell>
          <table:table-cell office:value-type="float" office:value="4200107" calcext:value-type="float">
            <text:p>4200107</text:p>
          </table:table-cell>
          <table:table-cell office:value-type="float" office:value="58.832" calcext:value-type="float">
            <text:p>58.832</text:p>
          </table:table-cell>
          <table:table-cell office:value-type="float" office:value="0.492" calcext:value-type="float">
            <text:p>0.49200</text:p>
          </table:table-cell>
          <table:table-cell office:value-type="float" office:value="262269" calcext:value-type="float">
            <text:p>2622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er CPU Time (s)</text:p>
          </table:table-cell>
          <table:table-cell table:style-name="ce7" table:formula="of:=AVERAGE([.D72:.D78])" office:value-type="float" office:value="58.8165714285714" calcext:value-type="float">
            <text:p>58.816571</text:p>
          </table:table-cell>
          <table:table-cell table:style-name="ce7" table:formula="of:=STDEV([.D72:.D78])" office:value-type="float" office:value="0.124417117180954" calcext:value-type="float">
            <text:p>0.124417</text:p>
          </table:table-cell>
          <table:table-cell table:style-name="ce7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29870544" calcext:value-type="float">
            <text:p>44329870544</text:p>
          </table:table-cell>
          <table:table-cell office:value-type="float" office:value="16604678" calcext:value-type="float">
            <text:p>16604678</text:p>
          </table:table-cell>
          <table:table-cell office:value-type="float" office:value="4198367" calcext:value-type="float">
            <text:p>4198367</text:p>
          </table:table-cell>
          <table:table-cell office:value-type="float" office:value="58.76" calcext:value-type="float">
            <text:p>58.76</text:p>
          </table:table-cell>
          <table:table-cell office:value-type="float" office:value="0.536" calcext:value-type="float">
            <text:p>0.53600</text:p>
          </table:table-cell>
          <table:table-cell office:value-type="float" office:value="262269" calcext:value-type="float">
            <text:p>2622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ystem CPU Time (s)</text:p>
          </table:table-cell>
          <table:table-cell table:style-name="ce7" table:formula="of:=AVERAGE([.E72:.E78])" office:value-type="float" office:value="0.54" calcext:value-type="float">
            <text:p>0.540000</text:p>
          </table:table-cell>
          <table:table-cell table:style-name="ce7" table:formula="of:=STDEV([.E72:.E78])" office:value-type="float" office:value="0.0296647939483826" calcext:value-type="float">
            <text:p>0.029665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27650143" calcext:value-type="float">
            <text:p>44327650143</text:p>
          </table:table-cell>
          <table:table-cell office:value-type="float" office:value="16419349" calcext:value-type="float">
            <text:p>16419349</text:p>
          </table:table-cell>
          <table:table-cell office:value-type="float" office:value="4199796" calcext:value-type="float">
            <text:p>4199796</text:p>
          </table:table-cell>
          <table:table-cell office:value-type="float" office:value="58.776" calcext:value-type="float">
            <text:p>58.776</text:p>
          </table:table-cell>
          <table:table-cell office:value-type="float" office:value="0.512" calcext:value-type="float">
            <text:p>0.51200</text:p>
          </table:table-cell>
          <table:table-cell office:value-type="float" office:value="262269" calcext:value-type="float">
            <text:p>2622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oft Page Faults</text:p>
          </table:table-cell>
          <table:table-cell table:style-name="ce7" table:formula="of:=AVERAGE([.F72:.F78])" office:value-type="float" office:value="262268.571428571" calcext:value-type="float">
            <text:p>262268.571429</text:p>
          </table:table-cell>
          <table:table-cell table:style-name="ce7" table:formula="of:=STDEV([.F72:.F78])" office:value-type="float" office:value="0.975900072948533" calcext:value-type="float">
            <text:p>0.975900</text:p>
          </table:table-cell>
          <table:table-cell table:style-name="ce7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office:value-type="float" office:value="44342076677" calcext:value-type="float">
            <text:p>44342076677</text:p>
          </table:table-cell>
          <table:table-cell office:value-type="float" office:value="15970946" calcext:value-type="float">
            <text:p>15970946</text:p>
          </table:table-cell>
          <table:table-cell office:value-type="float" office:value="4199410" calcext:value-type="float">
            <text:p>4199410</text:p>
          </table:table-cell>
          <table:table-cell office:value-type="float" office:value="58.664" calcext:value-type="float">
            <text:p>58.664</text:p>
          </table:table-cell>
          <table:table-cell office:value-type="float" office:value="0.58" calcext:value-type="float">
            <text:p>0.58000</text:p>
          </table:table-cell>
          <table:table-cell office:value-type="float" office:value="262268" calcext:value-type="float">
            <text:p>2622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File Backed</text:p>
          </table:table-cell>
          <table:table-cell table:style-name="ce14" office:value-type="string" calcext:value-type="string">
            <text:p>Map Private</text:p>
          </table:table-cell>
          <table:table-cell table:style-name="ce14" office:value-type="string" calcext:value-type="string">
            <text:p>Sequential</text:p>
          </table:table-cell>
          <table:table-cell table:style-name="ce14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table:style-name="ce2" office:value-type="float" office:value="44329527959" calcext:value-type="float">
            <text:p>44329527959</text:p>
          </table:table-cell>
          <table:table-cell table:style-name="ce2" office:value-type="float" office:value="20335066" calcext:value-type="float">
            <text:p>20335066</text:p>
          </table:table-cell>
          <table:table-cell table:style-name="ce2" office:value-type="float" office:value="4719390" calcext:value-type="float">
            <text:p>4719390</text:p>
          </table:table-cell>
          <table:table-cell table:style-name="ce2" office:value-type="float" office:value="59.112" calcext:value-type="float">
            <text:p>59.112</text:p>
          </table:table-cell>
          <table:table-cell table:style-name="ce9" office:value-type="float" office:value="0.528" calcext:value-type="float">
            <text:p>0.52800</text:p>
          </table:table-cell>
          <table:table-cell table:style-name="ce2" office:value-type="float" office:value="262267" calcext:value-type="float">
            <text:p>2622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L1 Cache Read Accesses </text:p>
          </table:table-cell>
          <table:table-cell table:style-name="ce6" table:formula="of:= AVERAGE([.A79:.A85])" office:value-type="float" office:value="44326559437" calcext:value-type="float">
            <text:p>44326559437.000000</text:p>
          </table:table-cell>
          <table:table-cell table:style-name="ce6" table:formula="of:=STDEV([.A79:.A85])" office:value-type="float" office:value="5242503.77361114" calcext:value-type="float">
            <text:p>5242503.773611</text:p>
          </table:table-cell>
          <table:table-cell table:style-name="ce6" table:number-columns-repeated="2"/>
          <table:table-cell table:style-name="ce2" table:number-columns-repeated="4"/>
          <table:table-cell table:style-name="ce2" office:value-type="float" office:value="50" calcext:value-type="float">
            <text:p>50</text:p>
          </table:table-cell>
          <table:table-cell table:style-name="ce2" table:number-columns-repeated="1005"/>
          <table:table-cell/>
        </table:table-row>
        <table:table-row table:style-name="ro1">
          <table:table-cell office:value-type="float" office:value="44332225697" calcext:value-type="float">
            <text:p>44332225697</text:p>
          </table:table-cell>
          <table:table-cell office:value-type="float" office:value="19704705" calcext:value-type="float">
            <text:p>19704705</text:p>
          </table:table-cell>
          <table:table-cell office:value-type="float" office:value="4716186" calcext:value-type="float">
            <text:p>4716186</text:p>
          </table:table-cell>
          <table:table-cell office:value-type="float" office:value="59.104" calcext:value-type="float">
            <text:p>59.104</text:p>
          </table:table-cell>
          <table:table-cell office:value-type="float" office:value="0.548" calcext:value-type="float">
            <text:p>0.54800</text:p>
          </table:table-cell>
          <table:table-cell office:value-type="float" office:value="262269" calcext:value-type="float">
            <text:p>2622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L1 Cache Read Misses</text:p>
          </table:table-cell>
          <table:table-cell table:style-name="ce7" table:formula="of:=AVERAGE([.B79:.B85])" office:value-type="float" office:value="20424766.1428571" calcext:value-type="float">
            <text:p>20424766.142857</text:p>
          </table:table-cell>
          <table:table-cell table:style-name="ce7" table:formula="of:=STDEV([.B79:.B85])" office:value-type="float" office:value="451870.379876585" calcext:value-type="float">
            <text:p>451870.379877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20272259" calcext:value-type="float">
            <text:p>44320272259</text:p>
          </table:table-cell>
          <table:table-cell office:value-type="float" office:value="20364332" calcext:value-type="float">
            <text:p>20364332</text:p>
          </table:table-cell>
          <table:table-cell office:value-type="float" office:value="4718329" calcext:value-type="float">
            <text:p>4718329</text:p>
          </table:table-cell>
          <table:table-cell office:value-type="float" office:value="59.096" calcext:value-type="float">
            <text:p>59.096</text:p>
          </table:table-cell>
          <table:table-cell office:value-type="float" office:value="0.528" calcext:value-type="float">
            <text:p>0.52800</text:p>
          </table:table-cell>
          <table:table-cell office:value-type="float" office:value="262267" calcext:value-type="float">
            <text:p>2622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DTLB Misses</text:p>
          </table:table-cell>
          <table:table-cell table:style-name="ce7" table:formula="of:=AVERAGE([.C79:.C85])" office:value-type="float" office:value="4717060.57142857" calcext:value-type="float">
            <text:p>4717060.571429</text:p>
          </table:table-cell>
          <table:table-cell table:style-name="ce7" table:formula="of:=STDEV([.C79:.C85])" office:value-type="float" office:value="1825.77580379254" calcext:value-type="float">
            <text:p>1825.775804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21358513" calcext:value-type="float">
            <text:p>44321358513</text:p>
          </table:table-cell>
          <table:table-cell office:value-type="float" office:value="21195482" calcext:value-type="float">
            <text:p>21195482</text:p>
          </table:table-cell>
          <table:table-cell office:value-type="float" office:value="4716254" calcext:value-type="float">
            <text:p>4716254</text:p>
          </table:table-cell>
          <table:table-cell office:value-type="float" office:value="59.26" calcext:value-type="float">
            <text:p>59.26</text:p>
          </table:table-cell>
          <table:table-cell office:value-type="float" office:value="0.564" calcext:value-type="float">
            <text:p>0.56400</text:p>
          </table:table-cell>
          <table:table-cell office:value-type="float" office:value="262267" calcext:value-type="float">
            <text:p>2622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er CPU Time (s)</text:p>
          </table:table-cell>
          <table:table-cell table:style-name="ce7" table:formula="of:=AVERAGE([.D79:.D85])" office:value-type="float" office:value="59.1148571428571" calcext:value-type="float">
            <text:p>59.114857</text:p>
          </table:table-cell>
          <table:table-cell table:style-name="ce7" table:formula="of:=STDEV([.D79:.D85])" office:value-type="float" office:value="0.0811817478900039" calcext:value-type="float">
            <text:p>0.081182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32012140" calcext:value-type="float">
            <text:p>44332012140</text:p>
          </table:table-cell>
          <table:table-cell office:value-type="float" office:value="20420285" calcext:value-type="float">
            <text:p>20420285</text:p>
          </table:table-cell>
          <table:table-cell office:value-type="float" office:value="4714483" calcext:value-type="float">
            <text:p>4714483</text:p>
          </table:table-cell>
          <table:table-cell office:value-type="float" office:value="59.152" calcext:value-type="float">
            <text:p>59.152</text:p>
          </table:table-cell>
          <table:table-cell office:value-type="float" office:value="0.532" calcext:value-type="float">
            <text:p>0.53200</text:p>
          </table:table-cell>
          <table:table-cell office:value-type="float" office:value="262269" calcext:value-type="float">
            <text:p>2622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ystem CPU Time (s)</text:p>
          </table:table-cell>
          <table:table-cell table:style-name="ce7" table:formula="of:=AVERAGE([.E79:.E85])" office:value-type="float" office:value="0.546857142857143" calcext:value-type="float">
            <text:p>0.546857</text:p>
          </table:table-cell>
          <table:table-cell table:style-name="ce7" table:formula="of:=STDEV([.E79:.E85])" office:value-type="float" office:value="0.017544501241401" calcext:value-type="float">
            <text:p>0.017545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44328745134" calcext:value-type="float">
            <text:p>44328745134</text:p>
          </table:table-cell>
          <table:table-cell office:value-type="float" office:value="20258220" calcext:value-type="float">
            <text:p>20258220</text:p>
          </table:table-cell>
          <table:table-cell office:value-type="float" office:value="4718922" calcext:value-type="float">
            <text:p>4718922</text:p>
          </table:table-cell>
          <table:table-cell office:value-type="float" office:value="59.092" calcext:value-type="float">
            <text:p>59.092</text:p>
          </table:table-cell>
          <table:table-cell office:value-type="float" office:value="0.56" calcext:value-type="float">
            <text:p>0.56000</text:p>
          </table:table-cell>
          <table:table-cell office:value-type="float" office:value="262269" calcext:value-type="float">
            <text:p>2622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Soft Page Faults</text:p>
          </table:table-cell>
          <table:table-cell table:style-name="ce7" table:formula="of:=AVERAGE([.F79:.F85])" office:value-type="float" office:value="262267.857142857" calcext:value-type="float">
            <text:p>262267.857143</text:p>
          </table:table-cell>
          <table:table-cell table:style-name="ce7" table:formula="of:=STDEV([.F79:.F85])" office:value-type="float" office:value="1.0690449676497" calcext:value-type="float">
            <text:p>1.069045</text:p>
          </table:table-cell>
          <table:table-cell table:style-name="ce7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table:style-name="ce3" office:value-type="float" office:value="44321774357" calcext:value-type="float">
            <text:p>44321774357</text:p>
          </table:table-cell>
          <table:table-cell table:style-name="ce3" office:value-type="float" office:value="20695273" calcext:value-type="float">
            <text:p>20695273</text:p>
          </table:table-cell>
          <table:table-cell table:style-name="ce3" office:value-type="float" office:value="4715860" calcext:value-type="float">
            <text:p>4715860</text:p>
          </table:table-cell>
          <table:table-cell table:style-name="ce3" office:value-type="float" office:value="58.988" calcext:value-type="float">
            <text:p>58.988</text:p>
          </table:table-cell>
          <table:table-cell table:style-name="ce11" office:value-type="float" office:value="0.568" calcext:value-type="float">
            <text:p>0.56800</text:p>
          </table:table-cell>
          <table:table-cell table:style-name="ce3" office:value-type="float" office:value="262267" calcext:value-type="float">
            <text:p>2622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File Backed</text:p>
          </table:table-cell>
          <table:table-cell table:style-name="ce15" office:value-type="string" calcext:value-type="string">
            <text:p>Map Private</text:p>
          </table:table-cell>
          <table:table-cell table:style-name="ce15" office:value-type="string" calcext:value-type="string">
            <text:p>Random</text:p>
          </table:table-cell>
          <table:table-cell table:style-name="ce15" table:number-columns-repeated="2"/>
          <table:table-cell table:style-name="ce3" table:number-columns-repeated="4"/>
          <table:table-cell table:style-name="ce3" office:value-type="float" office:value="50" calcext:value-type="float">
            <text:p>50</text:p>
          </table:table-cell>
          <table:table-cell table:style-name="ce3" table:number-columns-repeated="1005"/>
          <table:table-cell/>
        </table:table-row>
        <table:table-row table:style-name="ro1">
          <table:table-cell table:style-name="ce4"/>
          <table:table-cell table:style-name="ce6" table:number-columns-repeated="2"/>
          <table:table-cell table:style-name="ce2"/>
          <table:table-cell table:style-name="ce9"/>
          <table:table-cell table:style-name="ce2" table:number-columns-repeated="3"/>
          <table:table-cell/>
          <table:table-cell table:style-name="ce2" table:number-columns-repeated="1015"/>
        </table:table-row>
        <table:table-row table:style-name="ro1" table:number-rows-repeated="5">
          <table:table-cell table:style-name="ce5"/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3" table:number-columns-repeated="4"/>
          <table:table-cell table:style-name="ce11"/>
          <table:table-cell table:style-name="ce3" table:number-columns-repeated="3"/>
          <table:table-cell/>
          <table:table-cell table:style-name="ce3" table:number-columns-repeated="1015"/>
        </table:table-row>
        <table:table-row table:style-name="ro1">
          <table:table-cell table:style-name="ce2" table:number-columns-repeated="4"/>
          <table:table-cell table:style-name="ce9"/>
          <table:table-cell table:style-name="ce2" table:number-columns-repeated="3"/>
          <table:table-cell/>
          <table:table-cell table:style-name="ce2"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table:number-columns-repeated="4"/>
          <table:table-cell table:style-name="ce11"/>
          <table:table-cell table:style-name="ce3" table:number-columns-repeated="3"/>
          <table:table-cell/>
          <table:table-cell table:style-name="ce3"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table:number-columns-repeated="4"/>
          <table:table-cell table:style-name="ce9"/>
          <table:table-cell table:style-name="ce2" table:number-columns-repeated="3"/>
          <table:table-cell/>
          <table:table-cell table:style-name="ce2"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table:number-columns-repeated="4"/>
          <table:table-cell table:style-name="ce11"/>
          <table:table-cell table:style-name="ce3" table:number-columns-repeated="3"/>
          <table:table-cell/>
          <table:table-cell table:style-name="ce3" table:number-columns-repeated="1015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scientific-number number:decimal-places="2" loext:min-decimal-places="2" number:min-integer-digits="0" number:min-exponent-digits="2" loext:exponent-interval="1" loext:forced-exponent-sign="true"/>
    </number:number-style>
    <number:number-style style:name="N125">
      <number:scientific-number number:decimal-places="2" loext:min-decimal-places="2" number:min-integer-digits="0" number:min-exponent-digits="1" loext:exponent-interval="1" loext:forced-exponent-sign="true"/>
    </number:number-style>
    <number:number-style style:name="N126">
      <number:number number:decimal-places="4" loext:min-decimal-places="4" number:min-integer-digits="0"/>
      <number:text> x 1^</number:text>
    </number:number-style>
    <number:number-style style:name="N127">
      <number:number number:decimal-places="6" loext:min-decimal-places="6" number:min-integer-digits="0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9T22:47:11.603947666</dc:date>
    <meta:editing-duration>PT5H7M55S</meta:editing-duration>
    <meta:editing-cycles>1</meta:editing-cycles>
    <meta:document-statistic meta:table-count="1" meta:cell-count="1022" meta:object-count="0"/>
    <meta:generator>LibreOffice/5.1.4.2$Linux_X86_64 LibreOffice_project/10m0$Build-2</meta:generator>
  </office:meta>
</office:document-meta>
</file>